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30038568CBC.png"/>
  <manifest:file-entry manifest:media-type="image/jpeg" manifest:full-path="Pictures/10000000000001350000007E04105C45.jpg"/>
  <manifest:file-entry manifest:media-type="image/png" manifest:full-path="Pictures/1000000000000400000000643D44A6AD.png"/>
  <manifest:file-entry manifest:media-type="image/png" manifest:full-path="Pictures/10000201000000CC00000061BEB865FB.png"/>
  <manifest:file-entry manifest:media-type="image/png" manifest:full-path="Pictures/100000000000046D00000059C7F23A4B.png"/>
  <manifest:file-entry manifest:media-type="image/png" manifest:full-path="Pictures/1000000000000050000000220380491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2.22cm"/>
    </style:style>
    <style:style style:name="gr2" style:family="graphic" style:parent-style-name="standard">
      <style:graphic-properties draw:stroke="none" draw:fill="none" fo:min-height="4.439cm"/>
    </style:style>
    <style:style style:name="gr3" style:family="graphic" style:parent-style-name="standard">
      <style:graphic-properties draw:stroke="none" draw:fill="none" fo:min-height="3.1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91cm"/>
    </style:style>
    <style:style style:name="gr10" style:family="graphic" style:parent-style-name="standard">
      <style:graphic-properties draw:stroke="none" svg:stroke-color="#000000" draw:fill="none" draw:fill-color="#ffff00" draw:auto-grow-height="true" draw:auto-grow-width="false" fo:max-height="0cm" fo:min-height="15.5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5" style:family="graphic" style:parent-style-name="standard">
      <style:graphic-properties draw:stroke="none" draw:fill="none" fo:min-height="0.444cm"/>
    </style:style>
    <style:style style:name="gr16" style:family="graphic" style:parent-style-name="standard">
      <style:graphic-properties draw:stroke="none" draw:fill="none" fo:min-height="1.776cm"/>
    </style:style>
    <style:style style:name="gr17" style:family="graphic" style:parent-style-name="standard">
      <style:graphic-properties draw:stroke="none" draw:fill="none" fo:min-height="2.842cm"/>
    </style:style>
    <style:style style:name="gr18" style:family="graphic" style:parent-style-name="standard">
      <style:graphic-properties svg:stroke-color="#9966cc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79cm"/>
    </style:style>
    <style:style style:name="gr23" style:family="graphic" style:parent-style-name="standard">
      <style:graphic-properties draw:fill-color="#ffffff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marker-end="Line_20_Arrow" draw:marker-end-width="0.2cm" draw:fill-color="#ffff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</style:style>
    <style:style style:name="gr29" style:family="graphic" style:parent-style-name="standard">
      <style:graphic-properties draw:stroke="dash" draw:stroke-dash="Fine_20_Dashed"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5cm"/>
    </style:style>
    <style:style style:name="gr33" style:family="graphic" style:parent-style-name="standard">
      <style:graphic-properties draw:marker-end="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marker-end="" draw:marker-end-width="0.2cm" draw:fill-color="#ffffff" draw:textarea-horizontal-align="center" draw:textarea-vertical-align="middle"/>
    </style:style>
    <style:style style:name="gr35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87cm" fo:min-width="0.279cm"/>
    </style:style>
    <style:style style:name="gr36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2.904cm"/>
    </style:style>
    <style:style style:name="gr37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1.81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3cm"/>
    </style:style>
    <style:style style:name="gr39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2.541cm"/>
    </style:style>
    <style:style style:name="gr40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2.905cm"/>
    </style:style>
    <style:style style:name="gr41" style:family="graphic" style:parent-style-name="standard">
      <style:graphic-properties draw:marker-start="" draw:marker-end="" draw:fill-color="#ffffff" draw:textarea-horizontal-align="center" draw:textarea-vertical-align="middle"/>
    </style:style>
    <style:style style:name="gr42" style:family="graphic" style:parent-style-name="standard">
      <style:graphic-properties draw:marker-start="" draw:marker-start-width="0.2cm" draw:marker-end="" draw:marker-end-width="0.2cm" draw:fill-color="#ffffff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587cm" fo:min-width="0.74cm"/>
    </style:style>
    <style:style style:name="gr44" style:family="graphic" style:parent-style-name="standard">
      <style:graphic-properties draw:marker-start="Line_20_Arrow" draw:marker-start-width="0.2cm" draw:marker-end="Line_20_Arrow" draw:marker-end-width="0.2cm" draw:fill-color="#ffffff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74cm"/>
    </style:style>
    <style:style style:name="gr49" style:family="graphic" style:parent-style-name="standard">
      <style:graphic-properties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689cm"/>
    </style:style>
    <style:style style:name="gr51" style:family="graphic" style:parent-style-name="standard">
      <style:graphic-properties draw:marker-start="Line_20_Arrow" draw:marker-start-width="0.2cm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50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0.5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fo:min-height="1.741cm"/>
    </style:style>
    <style:style style:name="gr56" style:family="graphic" style:parent-style-name="standard">
      <style:graphic-properties draw:stroke="none" draw:fill="none" fo:min-height="2.267cm"/>
    </style:style>
    <style:style style:name="gr57" style:family="graphic" style:parent-style-name="standard">
      <style:graphic-properties draw:stroke="none" draw:fill="none" fo:min-height="13.48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9.429cm"/>
    </style:style>
    <style:style style:name="gr59" style:family="graphic" style:parent-style-name="standard">
      <style:graphic-properties draw:stroke="none" draw:fill="none" fo:min-height="11.327cm"/>
    </style:style>
    <style:style style:name="gr60" style:family="graphic" style:parent-style-name="standard">
      <style:graphic-properties draw:stroke="none" draw:fill="none" fo:min-height="4.523cm"/>
    </style:style>
    <style:style style:name="gr61" style:family="graphic" style:parent-style-name="standard" style:list-style-name="L6">
      <style:graphic-properties draw:stroke="none" draw:fill="none" fo:min-height="5.08cm"/>
    </style:style>
    <style:style style:name="gr62" style:family="graphic" style:parent-style-name="standard">
      <style:graphic-properties draw:stroke="none" draw:fill="none" fo:min-height="2.879cm"/>
    </style:style>
    <style:style style:name="pr1" style:family="presentation" style:parent-style-name="OpenEmbeDD_5f_presentation_5f_template-title">
      <style:graphic-properties draw:fill-color="#ffffff" draw:auto-grow-height="true" fo:min-height="0.831cm"/>
    </style:style>
    <style:style style:name="pr2" style:family="presentation" style:parent-style-name="OpenEmbeDD_5f_presentation_5f_template-outline1">
      <style:graphic-properties draw:stroke="none" draw:fill="none" fo:min-height="0.74cm"/>
    </style:style>
    <style:style style:name="pr3" style:family="presentation" style:parent-style-name="OpenEmbeDD_5f_presentation_5f_template-outline1">
      <style:graphic-properties draw:stroke="none" draw:fill="none" fo:min-height="0.652cm"/>
    </style:style>
    <style:style style:name="pr4" style:family="presentation" style:parent-style-name="OpenEmbeDD_5f_presentation_5f_template-notes">
      <style:graphic-properties draw:fill-color="#ffffff" draw:auto-grow-height="true" fo:min-height="12.292cm"/>
    </style:style>
    <style:style style:name="pr5" style:family="presentation" style:parent-style-name="OpenEmbeDD_5f_presentation_5f_template-title">
      <style:graphic-properties draw:fill-color="#ffffff" draw:auto-grow-height="true" fo:min-height="0.955cm"/>
    </style:style>
    <style:style style:name="pr6" style:family="presentation" style:parent-style-name="OpenEmbeDD_5f_presentation_5f_template-outline1">
      <style:graphic-properties draw:fill-color="#ffffff" draw:auto-grow-height="true" fo:min-height="0.653cm"/>
    </style:style>
    <style:style style:name="pr7" style:family="presentation" style:parent-style-name="OpenEmbeDD_5f_presentation_5f_template-outline1">
      <style:graphic-properties draw:fill-color="#ffffff" draw:auto-grow-height="true" fo:min-height="6.43cm"/>
    </style:style>
    <style:style style:name="pr8" style:family="presentation" style:parent-style-name="OpenEmbeDD_5f_presentation_5f_template-outline1">
      <style:graphic-properties draw:fill-color="#ffffff" draw:auto-grow-height="true" fo:min-height="10.992cm"/>
    </style:style>
    <style:style style:name="pr9" style:family="presentation" style:parent-style-name="OpenEmbeDD_5f_presentation_5f_template-outline1">
      <style:graphic-properties draw:stroke="none" draw:fill="none" fo:min-height="0.654cm"/>
    </style:style>
    <style:style style:name="pr10" style:family="presentation" style:parent-style-name="OpenEmbeDD_5f_presentation_5f_template-outline1">
      <style:graphic-properties draw:fill-color="#ffffff" draw:auto-grow-height="true" fo:min-height="11.322cm"/>
    </style:style>
    <style:style style:name="pr11" style:family="presentation" style:parent-style-name="OpenEmbeDD_5f_presentation_5f_template-outline1">
      <style:graphic-properties draw:fill-color="#ffffff" draw:auto-grow-height="true" fo:min-height="13.961cm"/>
    </style:style>
    <style:style style:name="pr12" style:family="presentation" style:parent-style-name="OpenEmbeDD_5f_presentation_5f_template-outline1">
      <style:graphic-properties draw:fill-color="#ffffff" draw:auto-grow-height="true" fo:min-height="0.479cm"/>
    </style:style>
    <style:style style:name="pr13" style:family="presentation" style:parent-style-name="OpenEmbeDD_5f_presentation_5f_template-outline1">
      <style:graphic-properties draw:fill-color="#ffffff" draw:auto-grow-height="true" fo:min-height="2.178cm"/>
    </style:style>
    <style:style style:name="pr14" style:family="presentation" style:parent-style-name="OpenEmbeDD_5f_presentation_5f_template-outline1">
      <style:graphic-properties draw:stroke="none" draw:fill="none" fo:min-height="0.51cm"/>
    </style:style>
    <style:style style:name="pr15" style:family="presentation" style:parent-style-name="OpenEmbeDD_5f_presentation_5f_template-outline1">
      <style:graphic-properties draw:fill-color="#ffffff" draw:auto-grow-height="true" fo:min-height="4.2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3.175cm" fo:margin-right="0cm" fo:margin-top="0cm" fo:margin-bottom="0cm" fo:text-indent="-0.635cm"/>
    </style:style>
    <style:style style:name="P3" style:family="paragraph">
      <style:paragraph-properties text:enable-numbering="false" fo:margin-left="3.175cm" fo:margin-right="0cm" fo:margin-top="0cm" fo:margin-bottom="0cm" fo:text-indent="-0.635cm"/>
      <style:text-properties fo:font-size="23.8999996185303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text:enable-numbering="false" fo:margin-left="0.952cm" fo:margin-right="0cm" fo:text-indent="-0.952cm"/>
      <style:text-properties fo:font-size="16pt" style:font-size-asian="16pt" style:font-size-complex="16pt"/>
    </style:style>
    <style:style style:name="P6" style:family="paragraph">
      <style:paragraph-properties text:enable-numbering="false" fo:margin-left="0.952cm" fo:margin-right="0cm" fo:text-indent="-0.952cm"/>
      <style:text-properties fo:font-size="23.8999996185303pt"/>
    </style:style>
    <style:style style:name="P7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  <style:text-properties fo:font-size="11pt" style:font-size-asian="11pt" style:font-size-complex="11pt"/>
    </style:style>
    <style:style style:name="P9" style:family="paragraph">
      <style:paragraph-properties fo:margin-left="0cm" fo:margin-right="0cm" fo:text-indent="0cm"/>
      <style:text-properties fo:font-family="Courier" style:font-family-generic="modern" style:font-pitch="fixed" fo:font-size="11pt" style:font-size-asian="11pt" style:font-size-complex="11pt"/>
    </style:style>
    <style:style style:name="P10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  <style:text-properties fo:font-family="Courier" style:font-family-generic="modern" style:font-pitch="fixed" fo:font-size="11pt" style:font-size-asian="11pt" style:font-size-complex="11pt"/>
    </style:style>
    <style:style style:name="P12" style:family="paragraph">
      <style:paragraph-properties fo:margin-left="1.27cm" fo:margin-right="0cm" fo:text-indent="0cm"/>
    </style:style>
    <style:style style:name="P13" style:family="paragraph">
      <style:paragraph-properties fo:margin-left="3.17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b2394" style:text-outline="false" style:text-line-through-style="none" style:text-position="0% 100%" fo:font-family="Verdana" style:font-family-generic="swiss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0pt" style:language-asian="fr" style:country-asian="FR" style:font-style-asian="normal" style:font-weight-asian="normal" style:font-family-complex="'Luxi Sans'" style:font-pitch-complex="variable" style:font-size-complex="20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text:enable-numbering="false" fo:margin-left="0.952cm" fo:margin-right="0cm" fo:text-indent="-0.952cm"/>
    </style:style>
    <style:style style:name="P15" style:family="paragraph">
      <style:paragraph-properties fo:margin-left="0cm" fo:margin-right="0cm" fo:text-indent="0cm"/>
      <style:text-properties fo:font-family="Courier" style:font-family-generic="modern" style:font-pitch="fixed" fo:font-size="11pt"/>
    </style:style>
    <style:style style:name="P16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text-indent="0cm" style:text-autospace="none"/>
      <style:text-properties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P19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fo:font-weight="bold" style:font-size-asian="14pt" style:font-size-complex="14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text-align="center"/>
      <style:text-properties fo:font-family="Helvetica" style:font-family-generic="swiss" style:font-pitch="variable" fo:font-weight="bold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indent="0cm"/>
      <style:text-properties fo:font-family="Courier" style:font-family-generic="modern" style:font-pitch="fixed" fo:font-size="10.5pt" style:font-size-asian="10.5pt" style:font-size-complex="10.5pt"/>
    </style:style>
    <style:style style:name="P25" style:family="paragraph">
      <style:paragraph-properties fo:margin-left="0cm" fo:margin-right="0cm" fo:text-indent="0cm"/>
      <style:text-properties fo:font-family="Courier" style:font-family-generic="modern" style:font-pitch="fixed" fo:font-size="12pt"/>
    </style:style>
    <style:style style:name="P26" style:family="paragraph">
      <style:paragraph-properties fo:text-align="center"/>
      <style:text-properties fo:font-size="12pt"/>
    </style:style>
    <style:style style:name="P27" style:family="paragraph">
      <style:paragraph-properties fo:margin-left="0cm" fo:margin-right="0cm" fo:text-indent="0cm"/>
      <style:text-properties fo:color="#ff9966" fo:font-family="Helvetica" style:font-family-generic="swiss" style:font-pitch="variable" fo:font-size="20pt" fo:font-style="italic"/>
    </style:style>
    <style:style style:name="P28" style:family="paragraph">
      <style:paragraph-properties fo:margin-left="0cm" fo:margin-right="0cm" fo:text-align="center" fo:text-indent="0cm"/>
      <style:text-properties fo:font-family="Helvetica" style:font-family-generic="swiss" style:font-pitch="variable" fo:font-weight="bold"/>
    </style:style>
    <style:style style:name="P29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30" style:family="paragraph">
      <style:paragraph-properties fo:margin-left="0cm" fo:margin-right="0cm" fo:text-indent="0cm"/>
      <style:text-properties fo:color="#ff0000" fo:font-family="Helvetica" style:font-family-generic="swiss" style:font-pitch="variable" fo:font-size="23.8999996185303pt" fo:font-weight="bold"/>
    </style:style>
    <style:style style:name="P31" style:family="paragraph">
      <style:paragraph-properties fo:margin-left="0cm" fo:margin-right="0cm" fo:text-indent="0cm" style:text-autospace="none"/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P32" style:family="paragraph">
      <style:paragraph-properties fo:margin-left="0cm" fo:margin-right="0cm" fo:text-indent="0cm" style:text-autospace="none"/>
      <style:text-properties fo:font-size="11pt" style:font-size-asian="11pt" style:font-size-complex="11pt"/>
    </style:style>
    <style:style style:name="P33" style:family="paragraph">
      <style:paragraph-properties fo:margin-left="0cm" fo:margin-right="0cm" fo:text-indent="0cm"/>
      <style:text-properties fo:font-size="10pt"/>
    </style:style>
    <style:style style:name="P34" style:family="paragraph">
      <style:paragraph-properties text:enable-numbering="true" fo:margin-left="0.952cm" fo:margin-right="0cm" fo:text-indent="-0.952cm"/>
    </style:style>
    <style:style style:name="P3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36" style:family="paragraph">
      <style:paragraph-properties fo:margin-left="0cm" fo:margin-right="0cm" fo:text-indent="0cm" style:text-autospace="none"/>
      <style:text-properties fo:color="#3f5fbe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P37" style:family="paragraph">
      <style:paragraph-properties fo:margin-left="2.063cm" fo:margin-right="0cm" fo:text-indent="-0.793cm"/>
    </style:style>
    <style:style style:name="T1" style:family="text">
      <style:text-properties fo:color="#000064" fo:font-family="Courier" style:font-family-generic="modern" style:font-pitch="fixed" fo:font-size="11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2" style:family="text">
      <style:text-properties fo:color="#000064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3" style:family="text">
      <style:text-properties fo:color="#000064" fo:font-family="Courier" style:font-family-generic="modern" style:font-pitch="fixed" fo:font-size="11pt" fo:font-weight="bold" style:font-family-asian="Monospace" style:font-pitch-asian="fixed" style:font-family-complex="Monospace" style:font-pitch-complex="fixed" style:font-size-complex="9pt"/>
    </style:style>
    <style:style style:name="T4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Monospace" style:font-pitch-asian="fixed" style:font-family-complex="Monospace" style:font-pitch-complex="fixed" style:font-size-complex="9pt"/>
    </style:style>
    <style:style style:name="T5" style:family="text">
      <style:text-properties fo:color="#3f5fbe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8" style:family="text">
      <style:text-properties fo:color="#000064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style-asian="italic" style:font-family-complex="Sans" style:font-family-generic-complex="swiss" style:font-size-complex="11pt" style:font-style-complex="italic"/>
    </style:style>
    <style:style style:name="T10" style:family="text">
      <style:text-properties fo:color="#3f5fbe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11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12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 style:font-weight-complex="bold"/>
    </style:style>
    <style:style style:name="T13" style:family="text">
      <style:text-properties fo:color="#000064" fo:font-family="Monospace" style:font-pitch="fixed" fo:font-size="9pt" fo:font-weight="bold" style:font-family-asian="Monospace" style:font-pitch-asian="fixed" style:font-family-complex="Monospace" style:font-pitch-complex="fixed" style:font-size-complex="9pt"/>
    </style:style>
    <style:style style:name="T14" style:family="text">
      <style:text-properties fo:color="#000064" fo:font-family="Monospace" style:font-pitch="fixed" fo:font-size="9pt" style:font-family-asian="Monospace" style:font-pitch-asian="fixed" style:font-family-complex="Monospace" style:font-pitch-complex="fixed" style:font-size-complex="9pt"/>
    </style:style>
    <style:style style:name="T15" style:family="text">
      <style:text-properties fo:color="#000064" fo:font-family="Monospace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16" style:family="text">
      <style:text-properties fo:color="#000064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17" style:family="text">
      <style:text-properties fo:color="#41825a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18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/>
    </style:style>
    <style:style style:name="T19" style:family="text">
      <style:text-properties fo:color="#960000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0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/>
    </style:style>
    <style:style style:name="T21" style:family="text">
      <style:text-properties fo:color="#41825a" fo:font-family="Courier" style:font-family-generic="modern" style:font-pitch="fixed" fo:font-size="11pt" fo:language="zxx" fo:country="none" fo:font-style="italic" style:font-family-asian="Sans" style:font-family-generic-asian="swiss" style:font-size-asian="11pt" style:language-asian="fr" style:country-asian="FR" style:font-family-complex="Sans" style:font-family-generic-complex="swiss" style:font-size-complex="11pt"/>
    </style:style>
    <style:style style:name="T22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3" style:family="text">
      <style:text-properties fo:color="#000064" fo:font-family="Courier" style:font-family-generic="modern" style:font-pitch="fixed" fo:font-size="11pt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4" style:family="text">
      <style:text-properties fo:color="#000064" fo:font-family="Courier" style:font-family-generic="modern" style:font-pitch="fixed" fo:font-size="11pt" fo:language="zxx" fo:country="none" fo:font-style="normal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5" style:family="text">
      <style:text-properties fo:font-weight="bold"/>
    </style:style>
    <style:style style:name="T26" style:family="text">
      <style:text-properties fo:font-style="italic" fo:font-weight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29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 style:font-style-complex="italic"/>
    </style:style>
    <style:style style:name="T30" style:family="text">
      <style:text-properties fo:color="#3f5fbe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/>
    </style:style>
    <style:style style:name="T31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2" style:family="text">
      <style:text-properties fo:color="#000064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3" style:family="text">
      <style:text-properties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4" style:family="text">
      <style:text-properties fo:color="#3f5fbe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5" style:family="text">
      <style:text-properties fo:color="#000064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6" style:family="text">
      <style:text-properties fo:color="#000064"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37" style:family="text">
      <style:text-properties fo:color="#960000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8" style:family="text">
      <style:text-properties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39" style:family="text">
      <style:text-properties fo:color="#000064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0" style:family="text">
      <style:text-properties fo:color="#3f5fbe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1" style:family="text">
      <style:text-properties fo:font-family="Courier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000064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bold" style:font-family-asian="Sans" style:font-family-generic-asian="swiss" style:font-size-asian="11pt" style:font-style-asian="normal" style:font-weight-asian="bold" style:font-family-complex="Sans" style:font-family-generic-complex="swiss" style:font-size-complex="11pt" style:font-style-complex="normal" style:font-weight-complex="bold" style:text-emphasize="none" style:font-relief="none"/>
    </style:style>
    <style:style style:name="T44" style:family="text">
      <style:text-properties fo:color="#000000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normal" style:font-family-asian="Sans" style:font-family-generic-asian="swiss" style:font-size-asian="11pt" style:font-style-asian="normal" style:font-weight-asian="normal" style:font-family-complex="Sans" style:font-family-generic-complex="swiss" style:font-size-complex="11pt" style:font-style-complex="normal" style:font-weight-complex="normal" style:text-emphasize="none" style:font-relief="none"/>
    </style:style>
    <style:style style:name="T45" style:family="text">
      <style:text-properties fo:color="#000000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8pt" fo:font-weight="normal" style:font-size-asian="8pt" style:font-weight-asian="normal" style:font-size-complex="8pt" style:font-weight-complex="normal"/>
    </style:style>
    <style:style style:name="T48" style:family="text">
      <style:text-properties fo:font-family="'Lucida Sans'" style:font-family-generic="swiss" style:font-pitch="variable" fo:font-size="14pt" style:font-size-asian="14pt" style:font-size-complex="14pt"/>
    </style:style>
    <style:style style:name="T49" style:family="text">
      <style:text-properties fo:font-family="'Lucida Sans'" style:font-family-generic="swiss" style:font-pitch="variable" fo:font-size="14pt" fo:font-weight="bold" style:font-size-asian="14pt" style:font-size-complex="14pt"/>
    </style:style>
    <style:style style:name="T50" style:family="text">
      <style:text-properties fo:color="#000064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1" style:family="text">
      <style:text-properties fo:color="#000064" fo:font-family="Courier" style:font-family-generic="modern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52" style:family="text">
      <style:text-properties fo:color="#008000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3" style:family="text">
      <style:text-properties fo:color="#41825a" fo:font-family="Courier" style:font-family-generic="modern" style:font-pitch="fixed" fo:font-size="11pt" fo:font-style="italic" fo:font-weight="bold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54" style:family="text">
      <style:text-properties fo:color="#41825a" fo:font-family="Courier" style:font-family-generic="modern" style:font-pitch="fixed" fo:font-size="11pt" fo:font-style="italic" style:text-underline-style="solid" style:text-underline-width="auto" style:text-underline-color="font-color" fo:font-weight="bold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55" style:family="text">
      <style:text-properties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6" style:family="text">
      <style:text-properties fo:font-family="Courier" style:font-family-generic="modern" style:font-pitch="fixed" fo:font-size="11pt" fo:font-weight="bold" style:font-size-asian="11pt" style:font-weight-asian="bold" style:font-size-complex="11pt" style:font-weight-complex="bold"/>
    </style:style>
    <style:style style:name="T57" style:family="text">
      <style:text-properties fo:color="#008000"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8" style:family="text">
      <style:text-properties fo:font-family="Courier" style:font-family-generic="modern" style:font-pitch="fixed"/>
    </style:style>
    <style:style style:name="T59" style:family="text">
      <style:text-properties fo:font-family="Courier" style:font-family-generic="modern" style:font-pitch="fixed" fo:font-style="italic"/>
    </style:style>
    <style:style style:name="T60" style:family="text">
      <style:text-properties fo:font-family="Courier" style:font-family-generic="modern" style:font-pitch="fixed" fo:font-style="normal"/>
    </style:style>
    <style:style style:name="T61" style:family="text">
      <style:text-properties fo:font-style="normal"/>
    </style:style>
    <style:style style:name="T62" style:family="text">
      <style:text-properties fo:font-size="12pt"/>
    </style:style>
    <style:style style:name="T63" style:family="text">
      <style:text-properties fo:font-family="Helvetica" style:font-family-generic="swiss" style:font-pitch="variable" fo:font-weight="bold"/>
    </style:style>
    <style:style style:name="T64" style:family="text">
      <style:text-properties fo:color="#000064" fo:font-family="Courier" style:font-family-generic="modern" style:font-pitch="fixed" fo:font-size="9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65" style:family="text">
      <style:text-properties fo:color="#000064"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66" style:family="text">
      <style:text-properties fo:color="#000064" fo:font-family="Courier" style:font-family-generic="modern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67" style:family="text">
      <style:text-properties fo:color="#000064" fo:font-family="Courier" style:font-family-generic="modern" style:font-pitch="fixed" fo:font-size="9pt" style:font-family-asian="Monospace" style:font-pitch-asian="fixed" style:font-family-complex="Monospace" style:font-pitch-complex="fixed" style:font-size-complex="9pt"/>
    </style:style>
    <style:style style:name="T68" style:family="text">
      <style:text-properties fo:color="#000064" fo:font-family="Courier" style:font-family-generic="modern" style:font-pitch="fixed" fo:font-size="9pt" fo:font-weight="bold" style:font-family-asian="Monospace" style:font-pitch-asian="fixed" style:font-family-complex="Monospace" style:font-pitch-complex="fixed" style:font-size-complex="9pt" style:font-weight-complex="bold"/>
    </style:style>
    <style:style style:name="T69" style:family="text">
      <style:text-properties fo:color="#ff9966" fo:font-family="Helvetica" style:font-family-generic="swiss" style:font-pitch="variable" fo:font-size="20pt" fo:font-style="italic"/>
    </style:style>
    <style:style style:name="T70" style:family="text">
      <style:text-properties fo:color="#000064" fo:font-family="Courier" style:font-family-generic="modern" style:font-pitch="fixed" fo:font-size="9pt" fo:language="zxx" fo:country="none" fo:font-style="normal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71" style:family="text">
      <style:text-properties fo:color="#000064" fo:font-family="Courier" style:font-family-generic="modern" style:font-pitch="fixed" fo:font-size="9pt" fo:language="zxx" fo:country="none" fo:font-style="normal" fo:font-weight="normal" style:font-family-asian="Sans" style:font-family-generic-asian="swiss" style:font-family-complex="Sans" style:font-family-generic-complex="swiss" style:font-size-complex="9pt"/>
    </style:style>
    <style:style style:name="T72" style:family="text">
      <style:text-properties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73" style:family="text">
      <style:text-properties fo:color="#ff0000" fo:font-family="Helvetica" style:font-family-generic="swiss" style:font-pitch="variable" fo:font-size="23.8999996185303pt" fo:font-weight="bold"/>
    </style:style>
    <style:style style:name="T74" style:family="text">
      <style:text-properties fo:color="#000064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75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76" style:family="text">
      <style:text-properties fo:color="#960000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77" style:family="text">
      <style:text-properties fo:color="#3f5fbe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78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79" style:family="text"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0" style:family="text">
      <style:text-properties fo:color="#41825a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1" style:family="text">
      <style:text-properties fo:color="#7f0055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2" style:family="text">
      <style:text-properties fo:color="#000064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3" style:family="text">
      <style:text-properties fo:color="#41825a" fo:font-family="Monospace" style:font-pitch="fixed" fo:font-size="11pt" fo:font-style="italic" style:font-family-asian="Monospace" style:font-pitch-asian="fixed" style:font-size-asian="11pt" style:font-style-asian="italic" style:font-family-complex="Monospace" style:font-pitch-complex="fixed" style:font-size-complex="11pt" style:font-style-complex="italic"/>
    </style:style>
    <style:style style:name="T84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5" style:family="text">
      <style:text-properties fo:color="#41825a" fo:font-family="Monospace" style:font-pitch="fixed" fo:font-size="11pt" fo:font-style="italic" style:font-family-asian="Monospace" style:font-pitch-asian="fixed" style:font-size-asian="11pt" style:font-family-complex="Monospace" style:font-pitch-complex="fixed" style:font-size-complex="11pt"/>
    </style:style>
    <style:style style:name="T86" style:family="text">
      <style:text-properties fo:color="#41825a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7" style:family="text">
      <style:text-properties fo:color="#000064" fo:font-family="Monospace" style:font-pitch="fixed" fo:font-size="11pt" fo:language="zxx" fo:country="none" fo:font-style="normal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8" style:family="text">
      <style:text-properties fo:color="#000064" fo:font-family="Monospace" style:font-pitch="fixed" fo:font-size="11pt" fo:language="zxx" fo:country="none" fo:font-style="normal" fo:font-weight="normal" style:font-family-asian="Monospace" style:font-pitch-asian="fixed" style:font-size-asian="11pt" style:font-family-complex="Monospace" style:font-pitch-complex="fixed" style:font-size-complex="11pt"/>
    </style:style>
    <style:style style:name="T89" style:family="text">
      <style:text-properties fo:color="#000064" fo:font-family="Monospace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90" style:family="text">
      <style:text-properties fo:font-size="10pt"/>
    </style:style>
    <style:style style:name="T91" style:family="text">
      <style:text-properties fo:font-size="14pt" style:font-size-asian="14pt" style:font-size-complex="14pt"/>
    </style:style>
    <style:style style:name="T92" style:family="text">
      <style:text-properties fo:color="#3f5fbe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3" style:family="text">
      <style:text-properties fo:color="#000064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4" style:family="text">
      <style:text-properties fo:color="#000000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5" style:family="text">
      <style:text-properties fo:color="#000000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6" style:family="text">
      <style:text-properties fo:color="#7f0055" fo:font-family="Sans" style:font-family-generic="swiss" fo:font-size="11pt" fo:font-style="italic" fo:font-weight="bold" style:font-family-asian="Sans" style:font-family-generic-asian="swiss" style:font-size-asian="11pt" style:font-style-asian="italic" style:font-weight-asian="bold" style:font-family-complex="Sans" style:font-family-generic-complex="swiss" style:font-size-complex="11pt" style:font-style-complex="italic" style:font-weight-complex="bold"/>
    </style:style>
    <style:style style:name="T97" style:family="text">
      <style:text-properties fo:color="#960000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8" style:family="text">
      <style:text-properties fo:color="#3f5fbf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99" style:family="text">
      <style:text-properties fo:color="#7f0055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100" style:family="text">
      <style:text-properties fo:color="#3f7f5f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2.54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min-label-width="0.952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3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ied de page</presentation:footer-decl>
      <presentation:date-time-decl presentation:name="dtd1" presentation:source="fixed">Pied de page fixe</presentation:date-time-decl>
      <draw:page draw:name="page1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65cm" svg:height="0.856cm" svg:x="1cm" svg:y="1.981cm" presentation:class="title" presentation:user-transformed="true">
          <draw:text-box>
            <text:p text:style-name="P1">Memento for the Kermeta Language</text:p>
          </draw:text-box>
        </draw:frame>
        <draw:frame draw:style-name="gr1" draw:text-style-name="P3" draw:layer="layout" svg:width="15.761cm" svg:height="2.47cm" svg:x="1cm" svg:y="3.562cm">
          <draw:text-box>
            <text:p text:style-name="P2"><text:span text:style-name="T1">class</text:span><text:span text:style-name="T2"> MyMainClass </text:span><text:span text:style-name="T3">{</text:span></text:p>
            <text:p text:style-name="P2"><text:span text:style-name="T2"><text:s text:c="4"/></text:span><text:span text:style-name="T1">operation</text:span><text:span text:style-name="T2"> main_method() : </text:span><text:span text:style-name="T1">Void</text:span><text:span text:style-name="T2"> </text:span><text:span text:style-name="T1">is</text:span><text:span text:style-name="T2"> </text:span><text:span text:style-name="T1">do</text:span><text:span text:style-name="T2"> </text:span></text:p>
            <text:p text:style-name="P2"><text:span text:style-name="T2"><text:s text:c="8"/></text:span><text:span text:style-name="T4">stdio.writeln(</text:span><text:span text:style-name="T5">"My first Kermeta run"</text:span><text:span text:style-name="T2">)</text:span></text:p>
            <text:p text:style-name="P2"><text:span text:style-name="T2"><text:s text:c="4"/></text:span><text:span text:style-name="T3">end</text:span></text:p>
            <text:p text:style-name="P2"><text:span text:style-name="T3">}</text:span></text:p>
          </draw:text-box>
        </draw:frame>
        <draw:frame presentation:style-name="pr2" draw:text-style-name="P5" draw:layer="layout" svg:width="10.042cm" svg:height="0.74cm" svg:x="2.364cm" svg:y="6.498cm">
          <draw:text-box>
            <text:p text:style-name="P4"><text:span text:style-name="T6">Kermeta offers genericity...</text:span></text:p>
          </draw:text-box>
        </draw:frame>
        <draw:frame draw:style-name="gr2" draw:text-style-name="P3" draw:layer="layout" svg:width="14.237cm" svg:height="4.689cm" svg:x="1cm" svg:y="7.077cm">
          <draw:text-box>
            <text:p text:style-name="P2"><text:span text:style-name="T1">class</text:span><text:span text:style-name="T2"> Queue&lt;G&gt; </text:span><text:span text:style-name="T3">{</text:span></text:p>
            <text:p text:style-name="P2"><text:span text:style-name="T2"><text:s text:c="5"/></text:span><text:span text:style-name="T1">reference</text:span><text:span text:style-name="T2"> elements : </text:span><text:span text:style-name="T1">oset</text:span><text:span text:style-name="T2"> G[*]</text:span></text:p>
            <text:p text:style-name="P2"><text:span text:style-name="T2"><text:s text:c="5"/></text:span><text:span text:style-name="T1">operation</text:span><text:span text:style-name="T2"> enqueue(e : G) : </text:span><text:span text:style-name="T1">Void</text:span><text:span text:style-name="T2"> </text:span><text:span text:style-name="T1">is</text:span><text:span text:style-name="T2"> </text:span><text:span text:style-name="T1">do</text:span><text:span text:style-name="T2"> </text:span></text:p>
            <text:p text:style-name="P2"><text:span text:style-name="T2"><text:s text:c="9"/></text:span><text:span text:style-name="T2">elements.add(e)</text:span></text:p>
            <text:p text:style-name="P2"><text:span text:style-name="T2"><text:s text:c="5"/></text:span><text:span text:style-name="T3">end</text:span></text:p>
            <text:p text:style-name="P2"><text:span text:style-name="T2"><text:s text:c="5"/></text:span><text:span text:style-name="T1">operation</text:span><text:span text:style-name="T2"> dequeue() : G </text:span><text:span text:style-name="T1">is</text:span><text:span text:style-name="T2"> </text:span><text:span text:style-name="T1">do</text:span></text:p>
            <text:p text:style-name="P2"><text:span text:style-name="T2"><text:s text:c="9"/></text:span><text:span text:style-name="T1">result</text:span><text:span text:style-name="T2"> := elements.first</text:span></text:p>
            <text:p text:style-name="P2"><text:span text:style-name="T2"><text:s text:c="9"/></text:span><text:span text:style-name="T2">elements.removeAt(0)</text:span></text:p>
            <text:p text:style-name="P2"><text:span text:style-name="T2"><text:s text:c="5"/></text:span><text:span text:style-name="T3">end</text:span></text:p>
            <text:p text:style-name="P2"><text:span text:style-name="T3">}</text:span></text:p>
          </draw:text-box>
        </draw:frame>
        <draw:frame presentation:style-name="pr3" draw:text-style-name="P6" draw:layer="layout" svg:width="10.927cm" svg:height="0.683cm" svg:x="2.302cm" svg:y="12.288cm">
          <draw:text-box>
            <text:p text:style-name="P4"><text:span text:style-name="T6">.. and multiple inheritance</text:span></text:p>
          </draw:text-box>
        </draw:frame>
        <draw:frame draw:style-name="gr3" draw:text-style-name="P8" draw:layer="layout" svg:width="15.655cm" svg:height="3.357cm" svg:x="1.989cm" svg:y="12.934cm">
          <draw:text-box>
            <text:p text:style-name="P7"><text:span text:style-name="T7">class</text:span><text:span text:style-name="T8"> CapitalText </text:span><text:span text:style-name="T7">inherits</text:span><text:span text:style-name="T8"> LeftHand, RightHand {</text:span></text:p>
            <text:p text:style-name="P7"><text:span text:style-name="T8"><text:tab/></text:span><text:span text:style-name="T7">method</text:span><text:span text:style-name="T8"> addOp(textToAdd : String)</text:span></text:p>
            <text:p text:style-name="P7"><text:span text:style-name="T8"><text:s text:c="13"/></text:span><text:span text:style-name="T7">from</text:span><text:span text:style-name="T8"> LeftHand </text:span><text:span text:style-name="T7">is</text:span><text:span text:style-name="T8"> </text:span></text:p>
            <text:p text:style-name="P7"><text:span text:style-name="T8"><text:tab/></text:span><text:span text:style-name="T8"><text:tab/></text:span><text:span text:style-name="T7">do</text:span></text:p>
            <text:p text:style-name="P7"><text:span text:style-name="T8"><text:tab/></text:span><text:span text:style-name="T8"><text:tab/></text:span><text:span text:style-name="T8"><text:tab/></text:span><text:span text:style-name="T7">super</text:span><text:span text:style-name="T8">(textToAdd)</text:span></text:p>
            <text:p text:style-name="P7"><text:span text:style-name="T8"><text:tab/></text:span><text:span text:style-name="T8"><text:tab/></text:span><text:span text:style-name="T7">end</text:span></text:p>
            <text:p text:style-name="P7"><text:span text:style-name="T8">}</text:span></text:p>
          </draw:text-box>
        </draw:frame>
        <draw:frame presentation:style-name="pr3" draw:text-style-name="P5" draw:layer="layout" svg:width="4.841cm" svg:height="0.683cm" svg:x="2.328cm" svg:y="16.185cm">
          <draw:text-box>
            <text:p text:style-name="P4"><text:span text:style-name="T6">Block of code</text:span></text:p>
          </draw:text-box>
        </draw:frame>
        <draw:frame draw:style-name="gr4" draw:text-style-name="P9" draw:layer="layout" svg:width="11.2cm" svg:height="2.026cm" svg:x="2.231cm" svg:y="16.907cm">
          <draw:text-box>
            <text:p text:style-name="P1"><text:span text:style-name="T7">do</text:span></text:p>
            <text:p text:style-name="P1"><text:span text:style-name="T8"><text:s text:c="2"/></text:span><text:span text:style-name="T9">// my code : locally declared variables</text:span></text:p>
            <text:p text:style-name="P1"><text:span text:style-name="T9"><text:s text:c="2"/></text:span><text:span text:style-name="T9">// are not visible outside the block</text:span></text:p>
            <text:p text:style-name="P1"><text:span text:style-name="T7">end</text:span></text:p>
          </draw:text-box>
        </draw:frame>
        <draw:frame presentation:style-name="pr3" draw:text-style-name="P5" draw:layer="layout" svg:width="4.171cm" svg:height="0.683cm" svg:x="14.651cm" svg:y="3.015cm">
          <draw:text-box>
            <text:p text:style-name="P4"><text:span text:style-name="T6">Conditions</text:span></text:p>
          </draw:text-box>
        </draw:frame>
        <draw:frame draw:style-name="gr5" draw:text-style-name="P9" draw:layer="layout" svg:width="11.572cm" svg:height="5.132cm" svg:x="14.602cm" svg:y="3.609cm">
          <draw:text-box>
            <text:p text:style-name="P1"><text:span text:style-name="T7">var</text:span><text:span text:style-name="T8"> boolCond : Boolean </text:span><text:span text:style-name="T7">init</text:span><text:span text:style-name="T8"> </text:span><text:span text:style-name="T7">true</text:span></text:p>
            <text:p text:style-name="P1"><text:span text:style-name="T9">// conditional block</text:span></text:p>
            <text:p text:style-name="P1"><text:span text:style-name="T7">if</text:span><text:span text:style-name="T8"> boolCond </text:span><text:span text:style-name="T7">then</text:span></text:p>
            <text:p text:style-name="P1"><text:span text:style-name="T8"><text:s text:c="2"/></text:span><text:span text:style-name="T9">// block for true value of the condition</text:span></text:p>
            <text:p text:style-name="P1"><text:span text:style-name="T7">else</text:span></text:p>
            <text:p text:style-name="P1"><text:span text:style-name="T8"><text:s text:c="2"/></text:span><text:span text:style-name="T9">// block for false value of the condition</text:span></text:p>
            <text:p text:style-name="P1"><text:span text:style-name="T7">end</text:span></text:p>
            <text:p text:style-name="P1"><text:span text:style-name="T9">// conditional expression =&gt; affectation</text:span></text:p>
            <text:p text:style-name="P1"><text:span text:style-name="T7">var</text:span><text:span text:style-name="T8"> s : kermeta::standard::String</text:span></text:p>
            <text:p text:style-name="P1"><text:span text:style-name="T8">s := </text:span><text:span text:style-name="T7">if</text:span><text:span text:style-name="T8"> boolCond </text:span><text:span text:style-name="T7">then</text:span><text:span text:style-name="T8"> </text:span><text:span text:style-name="T10">"its true !"</text:span></text:p>
            <text:p text:style-name="P1"><text:span text:style-name="T10"><text:s text:c="8"/></text:span><text:span text:style-name="T8"><text:s/></text:span><text:span text:style-name="T7">else</text:span><text:span text:style-name="T8"> </text:span><text:span text:style-name="T10">"its a joke ;-)"</text:span><text:span text:style-name="T8"> </text:span><text:span text:style-name="T7">end</text:span></text:p>
          </draw:text-box>
        </draw:frame>
        <draw:frame presentation:style-name="pr3" draw:text-style-name="P5" draw:layer="layout" svg:width="2.819cm" svg:height="0.683cm" svg:x="14.816cm" svg:y="8.86cm">
          <draw:text-box>
            <text:p text:style-name="P4"><text:span text:style-name="T6">Loop</text:span></text:p>
          </draw:text-box>
        </draw:frame>
        <draw:frame draw:style-name="gr6" draw:text-style-name="P9" draw:layer="layout" svg:width="11.732cm" svg:height="4.245cm" svg:x="14.847cm" svg:y="9.462cm">
          <draw:text-box>
            <text:p text:style-name="P1"><text:span text:style-name="T7">from</text:span></text:p>
            <text:p text:style-name="P1"><text:span text:style-name="T8"><text:s text:c="2"/></text:span><text:span text:style-name="T7">var</text:span><text:span text:style-name="T8"> i : kermeta::standard::Integer </text:span><text:span text:style-name="T7">init</text:span><text:span text:style-name="T8"> 0</text:span></text:p>
            <text:p text:style-name="P1"><text:span text:style-name="T7">until</text:span></text:p>
            <text:p text:style-name="P1"><text:span text:style-name="T8"><text:s text:c="2"/></text:span><text:span text:style-name="T8">i == 10</text:span></text:p>
            <text:p text:style-name="P1"><text:span text:style-name="T7">loop</text:span></text:p>
            <text:p text:style-name="P1"><text:span text:style-name="T8"><text:s text:c="2"/></text:span><text:span text:style-name="T9">/* code to be done 10 times</text:span></text:p>
            <text:p text:style-name="P1"><text:span text:style-name="T11"><text:s text:c="5"/></text:span><text:span text:style-name="T11">.... */</text:span></text:p>
            <text:p text:style-name="P1"><text:span text:style-name="T8"><text:s text:c="2"/></text:span><text:span text:style-name="T8">i := i + 1 </text:span><text:span text:style-name="T9">// don't forget to increment</text:span></text:p>
            <text:p text:style-name="P1"><text:span text:style-name="T7">end</text:span></text:p>
          </draw:text-box>
        </draw:frame>
        <draw:frame presentation:style-name="pr3" draw:text-style-name="P5" draw:layer="layout" svg:width="4.236cm" svg:height="0.683cm" svg:x="14.955cm" svg:y="13.619cm">
          <draw:text-box>
            <text:p text:style-name="P4"><text:span text:style-name="T6">Exceptions</text:span></text:p>
          </draw:text-box>
        </draw:frame>
        <draw:frame draw:style-name="gr7" draw:text-style-name="P9" draw:layer="layout" svg:width="13.995cm" svg:height="4.689cm" svg:x="14.704cm" svg:y="14.195cm">
          <draw:text-box>
            <text:p text:style-name="P1"><text:span text:style-name="T12">operation raiseException() is do</text:span></text:p>
            <text:p text:style-name="P1"><text:span text:style-name="T8"><text:s text:c="2"/></text:span><text:span text:style-name="T7">raise</text:span><text:span text:style-name="T8"> kermeta::exceptions::Exception.new</text:span></text:p>
            <text:p text:style-name="P1"><text:span text:style-name="T7">end</text:span></text:p>
            <text:p text:style-name="P1"><text:span text:style-name="T7"/></text:p>
            <text:p text:style-name="P1"><text:span text:style-name="T7">operation</text:span><text:span text:style-name="T8"> handleException() </text:span><text:span text:style-name="T7">is</text:span></text:p>
            <text:p text:style-name="P1"><text:span text:style-name="T8"><text:s text:c="2"/></text:span><text:span text:style-name="T7">do <text:s text:c="3"/></text:span><text:span text:style-name="T9">// some code which raise an exception</text:span></text:p>
            <text:p text:style-name="P1"><text:span text:style-name="T8"><text:s text:c="5"/></text:span><text:span text:style-name="T7">self</text:span><text:span text:style-name="T8">.raiseException</text:span></text:p>
            <text:p text:style-name="P1"><text:span text:style-name="T8"><text:s text:c="2"/></text:span><text:span text:style-name="T7">rescue</text:span><text:span text:style-name="T8"> (e : kermeta::exceptions::Exception)</text:span></text:p>
            <text:p text:style-name="P1"><text:span text:style-name="T8"><text:s text:c="5"/></text:span><text:span text:style-name="T9">// do something <text:s/>if an Exception has been raised</text:span></text:p>
            <text:p text:style-name="P1"><text:span text:style-name="T8"><text:s text:c="2"/></text:span><text:span text:style-name="T7">end</text:span></text:p>
          </draw:text-box>
        </draw:frame>
        <draw:frame presentation:style-name="pr2" draw:text-style-name="P5" draw:layer="layout" svg:width="10.042cm" svg:height="0.74cm" svg:x="2.277cm" svg:y="3.047cm">
          <draw:text-box>
            <text:p text:style-name="P4"><text:span text:style-name="T6">It is an Object language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1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Exemple d'opération générique avec un type moins général :</text:p>
              <text:p text:style-name="P1"><text:span text:style-name="T13"><text:tab/></text:span><text:span text:style-name="T13">class Utils {</text:span></text:p>
              <text:p text:style-name="P1"><text:span text:style-name="T14"><text:tab/></text:span><text:span text:style-name="T14"> <text:s text:c="3"/></text:span><text:span text:style-name="T15">operation</text:span><text:span text:style-name="T14"> max&lt;T : Comparable&gt;(a : T, b : T) : T </text:span><text:span text:style-name="T15">is</text:span><text:span text:style-name="T14"> </text:span><text:span text:style-name="T15">do</text:span></text:p>
              <text:p text:style-name="P1"><text:span text:style-name="T14"><text:tab/></text:span><text:span text:style-name="T14"> <text:s text:c="7"/></text:span><text:span text:style-name="T15">result</text:span><text:span text:style-name="T14"> := </text:span><text:span text:style-name="T15">if</text:span><text:span text:style-name="T14"> a &gt; b </text:span><text:span text:style-name="T15">then</text:span><text:span text:style-name="T14"> a </text:span><text:span text:style-name="T15">else</text:span><text:span text:style-name="T14"> b </text:span><text:span text:style-name="T15">end</text:span></text:p>
              <text:p text:style-name="P1"><text:span text:style-name="T14"><text:tab/></text:span><text:span text:style-name="T14"> <text:s text:c="3"/></text:span><text:span text:style-name="T13">end</text:span></text:p>
              <text:p text:style-name="P1"><text:span text:style-name="T14"><text:tab/></text:span><text:span text:style-name="T14">}</text:span></text:p>
            </draw:text-box>
          </draw:frame>
        </presentation:notes>
      </draw:page>
      <draw:page draw:name="page2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draw:style-name="gr9" draw:text-style-name="P11" draw:layer="layout" svg:width="12.049cm" svg:height="15.341cm" svg:x="16.651cm" svg:y="3.521cm">
          <draw:text-box>
            <text:p text:style-name="P10"><text:span text:style-name="T7">class</text:span><text:span text:style-name="T8"> Rectangle {</text:span></text:p>
            <text:p text:style-name="P10"><text:span text:style-name="T8"><text:s text:c="2"/></text:span><text:span text:style-name="T7">attribute</text:span><text:span text:style-name="T8"> length : kermeta::standard::Integer</text:span></text:p>
            <text:p text:style-name="P10"><text:span text:style-name="T8"><text:s text:c="2"/></text:span><text:span text:style-name="T7">attribute</text:span><text:span text:style-name="T8"> width : kermeta::standard::Integer</text:span></text:p>
            <text:p text:style-name="P10"><text:span text:style-name="T8"/></text:p>
            <text:p text:style-name="P10"><text:span text:style-name="T16"><text:s/></text:span><text:span text:style-name="T17">// read-only property derived from length/width</text:span></text:p>
            <text:p text:style-name="P10"><text:span text:style-name="T8"><text:s text:c="2"/></text:span><text:span text:style-name="T7">property</text:span><text:span text:style-name="T8"> surface : kermeta::standard::Integer</text:span></text:p>
            <text:p text:style-name="P10"><text:span text:style-name="T8"><text:s text:c="4"/></text:span><text:span text:style-name="T7">g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7">result</text:span><text:span text:style-name="T8"> := length * width</text:span></text:p>
            <text:p text:style-name="P10"><text:span text:style-name="T8"><text:s text:c="4"/></text:span><text:span text:style-name="T18">end</text:span></text:p>
            <text:p text:style-name="P10"><text:span text:style-name="T8">}</text:span></text:p>
            <text:p text:style-name="P10"><text:span text:style-name="T7">class</text:span><text:span text:style-name="T8"> Cube {</text:span></text:p>
            <text:p text:style-name="P10"><text:span text:style-name="T8"><text:s text:c="2"/></text:span><text:span text:style-name="T7">attribute</text:span><text:span text:style-name="T8"> width : kermeta::standard::Integer</text:span></text:p>
            <text:p text:style-name="P10"><text:span text:style-name="T8"><text:s text:c="2"/></text:span><text:span text:style-name="T7">attribute</text:span><text:span text:style-name="T8"> surface : kermeta::standard::Integer</text:span></text:p>
            <text:p text:style-name="P10"><text:span text:style-name="T8"><text:s text:c="2"/></text:span><text:span text:style-name="T7">attribute</text:span><text:span text:style-name="T8"> volume : kermeta::standard::Integer</text:span></text:p>
            <text:p text:style-name="P10"><text:span text:style-name="T8"><text:s text:c="2"/></text:span></text:p>
            <text:p text:style-name="P10"><text:span text:style-name="T8"><text:s text:c="2"/></text:span><text:span text:style-name="T17">// read-write property</text:span></text:p>
            <text:p text:style-name="P10"><text:span text:style-name="T8"><text:s text:c="2"/></text:span><text:span text:style-name="T7">property</text:span><text:span text:style-name="T8"> edge : kermeta::standard::Integer</text:span></text:p>
            <text:p text:style-name="P10"><text:span text:style-name="T8"><text:s text:c="4"/></text:span><text:span text:style-name="T7">g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7">result</text:span><text:span text:style-name="T8"> := width</text:span></text:p>
            <text:p text:style-name="P10"><text:span text:style-name="T8"><text:s text:c="4"/></text:span><text:span text:style-name="T18">end</text:span></text:p>
            <text:p text:style-name="P10"><text:span text:style-name="T8"><text:s text:c="4"/></text:span><text:span text:style-name="T7">s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8">width := value</text:span></text:p>
            <text:p text:style-name="P10"><text:span text:style-name="T8"><text:s text:c="6"/></text:span><text:span text:style-name="T8">surface := value</text:span><text:span text:style-name="T8"> * value</text:span><text:span text:style-name="T8"> * 6</text:span></text:p>
            <text:p text:style-name="P10"><text:span text:style-name="T8"><text:s text:c="6"/></text:span><text:span text:style-name="T8">volume := value</text:span><text:span text:style-name="T8"> * value</text:span><text:span text:style-name="T8"> * value</text:span></text:p>
            <text:p text:style-name="P10"><text:span text:style-name="T8"><text:s text:c="4"/></text:span><text:span text:style-name="T18">end</text:span></text:p>
            <text:p text:style-name="P10"><text:span text:style-name="T8">}</text:span></text:p>
          </draw:text-box>
        </draw:frame>
        <draw:frame presentation:style-name="pr6" draw:text-style-name="P5" draw:layer="layout" svg:width="7.412cm" svg:height="0.683cm" svg:x="2.49cm" svg:y="2.888cm" presentation:class="outline" presentation:user-transformed="true">
          <draw:text-box>
            <text:p text:style-name="P4"><text:span text:style-name="T6">Syntaxe elements</text:span></text:p>
          </draw:text-box>
        </draw:frame>
        <draw:frame draw:style-name="gr10" draw:text-style-name="P11" draw:layer="layout" svg:width="14.199cm" svg:height="15.784cm" svg:x="2.338cm" svg:y="3.548cm">
          <draw:text-box>
            <text:p text:style-name="P10"><text:span text:style-name="T7">package my_package::subpackage;</text:span></text:p>
            <text:p text:style-name="P10"><text:span text:style-name="T7"/></text:p>
            <text:p text:style-name="P10"><text:span text:style-name="T19">require</text:span><text:span text:style-name="T7"> kermeta</text:span></text:p>
            <text:p text:style-name="P10"><text:span text:style-name="T7"/></text:p>
            <text:p text:style-name="P10"><text:span text:style-name="T7">class</text:span><text:span text:style-name="T8"> SyntaxClass {</text:span></text:p>
            <text:p text:style-name="P10"><text:span text:style-name="T8"><text:s text:c="2"/></text:span><text:span text:style-name="T20">// composition attributes</text:span></text:p>
            <text:p text:style-name="P10"><text:span text:style-name="T8"><text:s text:c="2"/></text:span><text:span text:style-name="T7">attribute</text:span><text:span text:style-name="T8"> myAtt : X</text:span></text:p>
            <text:p text:style-name="P10"><text:span text:style-name="T8"><text:s text:c="2"/></text:span><text:span text:style-name="T20">// pointer-like attributes</text:span></text:p>
            <text:p text:style-name="P10"><text:span text:style-name="T8"><text:s text:c="2"/></text:span><text:span text:style-name="T7">reference</text:span><text:span text:style-name="T8"> myObj : X</text:span></text:p>
            <text:p text:style-name="P10"><text:span text:style-name="T21"><text:s text:c="2"/></text:span><text:span text:style-name="T21">// affectation to an "attribute" deletes former</text:span></text:p>
            <text:p text:style-name="P10"><text:span text:style-name="T21"><text:s text:c="2"/></text:span><text:span text:style-name="T21">// container attribute</text:span></text:p>
            <text:p text:style-name="P10"><text:span text:style-name="T8"><text:s text:c="2"/></text:span><text:span text:style-name="T7">operation</text:span><text:span text:style-name="T8"> main() : </text:span><text:span text:style-name="T7">Void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2"/></text:span><text:span text:style-name="T22"><text:s text:c="2"/></text:span><text:span text:style-name="T9">// temporary variable declaration</text:span></text:p>
            <text:p text:style-name="P10"><text:span text:style-name="T9"><text:s text:c="4"/></text:span><text:span text:style-name="T9">// + initialization</text:span></text:p>
            <text:p text:style-name="P10"><text:span text:style-name="T8"><text:s text:c="4"/></text:span><text:span text:style-name="T7">var</text:span><text:span text:style-name="T8"> v1 : SyntaxClass </text:span><text:span text:style-name="T7">init</text:span><text:span text:style-name="T8"> SyntaxClass.new</text:span></text:p>
            <text:p text:style-name="P10"><text:span text:style-name="T8"><text:s text:c="4"/></text:span><text:span text:style-name="T7">var</text:span><text:span text:style-name="T8"> v2 : SyntaxClass </text:span><text:span text:style-name="T7">init</text:span><text:span text:style-name="T8"> SyntaxClass.new</text:span></text:p>
            <text:p text:style-name="P10"><text:span text:style-name="T8"><text:s text:c="2"/></text:span><text:span text:style-name="T23"><text:s text:c="2"/></text:span><text:span text:style-name="T24">var</text:span><text:span text:style-name="T22"> anObj : X</text:span><text:span text:style-name="T22"><text:tab/></text:span><text:span text:style-name="T9">// declaration without</text:span></text:p>
            <text:p text:style-name="P10"><text:span text:style-name="T9"><text:s text:c="17"/></text:span><text:span text:style-name="T9">// initialization</text:span></text:p>
            <text:p text:style-name="P10"><text:span text:style-name="T8"><text:s text:c="4"/></text:span><text:span text:style-name="T22">anObj := X.new </text:span><text:span text:style-name="T9">// affectation with a new object</text:span></text:p>
            <text:p text:style-name="P10"><text:span text:style-name="T9"/></text:p>
            <text:p text:style-name="P10"><text:span text:style-name="T8"><text:s text:c="4"/></text:span><text:span text:style-name="T8">v1.myAtt := anObj</text:span></text:p>
            <text:p text:style-name="P10"><text:span text:style-name="T8"><text:s text:c="2"/></text:span><text:span text:style-name="T22"><text:s text:c="2"/></text:span><text:span text:style-name="T9">// v1 has an attribute</text:span></text:p>
            <text:p text:style-name="P10"><text:span text:style-name="T8"><text:s text:c="4"/></text:span><text:span text:style-name="T8">stdio.writeln(v1.myAtt.toString)</text:span></text:p>
            <text:p text:style-name="P10"><text:span text:style-name="T8"><text:s text:c="4"/></text:span><text:span text:style-name="T8"><text:tab/></text:span></text:p>
            <text:p text:style-name="P10"><text:span text:style-name="T8"><text:s text:c="4"/></text:span><text:span text:style-name="T22">v2.myAtt := v1.myAtt </text:span><text:span text:style-name="T9">// transfert of <text:s/>"anObj"</text:span></text:p>
            <text:p text:style-name="P10"><text:span text:style-name="T9"><text:s text:c="24"/></text:span><text:span text:style-name="T9">// from v1 to v2</text:span></text:p>
            <text:p text:style-name="P10"><text:span text:style-name="T8"><text:s text:c="4"/></text:span><text:span text:style-name="T9">// v1 has loose its attribute (print &lt;void&gt;)</text:span></text:p>
            <text:p text:style-name="P10"><text:span text:style-name="T8"><text:s text:c="4"/></text:span><text:span text:style-name="T8">stdio.writeln(v1.myAtt.toString)</text:span></text:p>
            <text:p text:style-name="P10"><text:span text:style-name="T8"><text:s text:c="2"/></text:span><text:span text:style-name="T18">end</text:span></text:p>
            <text:p text:style-name="P10"><text:span text:style-name="T8">}</text:span></text:p>
            <text:p text:style-name="P10"><text:span text:style-name="T7">class</text:span><text:span text:style-name="T8"> X {</text:span></text:p>
            <text:p text:style-name="P10"><text:span text:style-name="T7"><text:s text:c="2"/></text:span><text:span text:style-name="T7">method</text:span><text:span text:style-name="T8"> toString() : kermeta::standard::String </text:span><text:span text:style-name="T7">is</text:span><text:span text:style-name="T8"> </text:span><text:span text:style-name="T7">do</text:span></text:p>
            <text:p text:style-name="P10"><text:span text:style-name="T7"><text:s text:c="4"/></text:span><text:span text:style-name="T7">result</text:span><text:span text:style-name="T8"> := </text:span><text:span text:style-name="T10">"I'm an X object"</text:span></text:p>
            <text:p text:style-name="P10"><text:span text:style-name="T7"><text:s text:c="2"/></text:span><text:span text:style-name="T7">end</text:span></text:p>
            <text:p text:style-name="P10"><text:span text:style-name="T8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2" presentation:class="page"/>
          <draw:frame presentation:style-name="pr4" draw:text-style-name="P1" draw:layer="layout" svg:width="13.569cm" svg:height="12.292cm" svg:x="2.468cm" svg:y="12.973cm" presentation:class="notes" presentation:user-transformed="true">
            <draw:text-box>
              <text:p text:style-name="P1"><text:span text:style-name="T25">IMPORTANT :</text:span></text:p>
              <text:p text:style-name="P12"><text:span text:style-name="T25">Le choix entre « attribut » et « reference » se fait sur la base de la composition. Un attribut =&gt; un objet ne peut être </text:span><text:span text:style-name="T26">pointé</text:span><text:span text:style-name="T25"> que par un seul attribut (une affectation =&gt; le précédent objet l'ayant eu comme attribut est désormais « void »).</text:span></text:p>
              <text:p text:style-name="P1">Éléments de syntaxe introduits :</text:p>
              <text:list text:style-name="L5">
                <text:list-item>
                  <text:list>
                    <text:list-item>
                      <text:p text:style-name="P1"><text:s/>« attribute », « reference », « var », « property »</text:p>
                    </text:list-item>
                    <text:list-item>
                      <text:p text:style-name="P1"><text:s/>Déclaration</text:p>
                    </text:list-item>
                    <text:list-item>
                      <text:p text:style-name="P1"><text:s/>Initialisation</text:p>
                    </text:list-item>
                    <text:list-item>
                      <text:p text:style-name="P1"><text:s/>Affectation</text:p>
                    </text:list-item>
                    <text:list-item>
                      <text:p text:style-name="P1"><text:s/>Méthode « toString » : nécessaire pour les objets autres que de type String</text:p>
                    </text:list-item>
                    <text:list-item>
                      <text:p text:style-name="P1"><text:s/>Affectation du retour d'une méthode : « result »</text:p>
                    </text:list-item>
                    <text:list-item>
                      <text:p text:style-name="P1"><text:s/>« package » : racine valable pour toutes les classes du fichier. NB : il est suivi d'un point-virgule.</text:p>
                    </text:list-item>
                    <text:list-item>
                      <text:p text:style-name="P1"><text:s/>« require kermeta » : lien avec le paquetage Kermeta(contient toutes les bibliothèques de base du langage)</text:p>
                    </text:list-item>
                  </text:list>
                </text:list-item>
              </text:list>
              <text:p text:style-name="P1">Remarques :</text:p>
              <text:list text:continue-numbering="true" text:style-name="L5">
                <text:list-item>
                  <text:list>
                    <text:list-item>
                      <text:p text:style-name="P1"><text:s/>Un choix technique dans EMOF empêche actuellement l'écriture de propriétés « write-only », même si elles sont prévues dans le langage. Malheureusement, un bug empêche en plus l'affectation aux « setter » (ce qui est plus gênant)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presentation:style-name="pr7" draw:text-style-name="P14" draw:layer="layout" svg:width="6.55cm" svg:height="6.43cm" svg:x="2.351cm" svg:y="2.954cm" presentation:class="outline" presentation:user-transformed="true">
          <draw:text-box>
            <text:p text:style-name="P4"><text:span text:style-name="T6">Comments</text:span></text:p>
            <text:p text:style-name="P4"><text:span text:style-name="T27">End of line</text:span></text:p>
            <text:p text:style-name="P4"><text:span text:style-name="T27"/></text:p>
            <text:p text:style-name="P4"><text:span text:style-name="T27">Multiple lines</text:span></text:p>
            <text:p text:style-name="P13"><text:span text:style-name="T27"/></text:p>
            <text:p text:style-name="P4"><text:span text:style-name="T27">Named annotation</text:span></text:p>
            <text:p text:style-name="P13"><text:span text:style-name="T27"/></text:p>
            <text:p text:style-name="P4"><text:span text:style-name="T27">Anonymous annotation</text:span></text:p>
          </draw:text-box>
        </draw:frame>
        <draw:frame draw:style-name="gr11" draw:text-style-name="P15" draw:layer="layout" svg:width="8.428cm" svg:height="0.694cm" svg:x="2.635cm" svg:y="4.458cm">
          <draw:text-box>
            <text:p text:style-name="P1"><text:span text:style-name="T28">// a "line" comment</text:span></text:p>
          </draw:text-box>
        </draw:frame>
        <draw:frame draw:style-name="gr12" draw:text-style-name="P15" draw:layer="layout" svg:width="9.542cm" svg:height="1.138cm" svg:x="2.557cm" svg:y="5.892cm">
          <draw:text-box>
            <text:p text:style-name="P1"><text:span text:style-name="T28">/* a multi line</text:span></text:p>
            <text:p text:style-name="P1"><text:span text:style-name="T29"><text:s text:c="7"/></text:span><text:span text:style-name="T29">comment */</text:span></text:p>
          </draw:text-box>
        </draw:frame>
        <draw:frame draw:style-name="gr13" draw:text-style-name="P15" draw:layer="layout" svg:width="10.203cm" svg:height="1.582cm" svg:x="2.338cm" svg:y="9.028cm">
          <draw:text-box>
            <text:p text:style-name="P1"><text:span text:style-name="T30">/** anonymous multi line annotation */</text:span></text:p>
            <text:p text:style-name="P1"><text:span text:style-name="T31">reference</text:span><text:span text:style-name="T32"> anAnnotatedObject : kermeta::language::structure::Objec</text:span><text:span text:style-name="T33">t</text:span></text:p>
          </draw:text-box>
        </draw:frame>
        <draw:frame draw:style-name="gr12" draw:text-style-name="P15" draw:layer="layout" svg:width="11.427cm" svg:height="1.138cm" svg:x="2.456cm" svg:y="7.446cm">
          <draw:text-box>
            <text:p text:style-name="P1"><text:span text:style-name="T32">@descr </text:span><text:span text:style-name="T34">"a named annotation"</text:span></text:p>
            <text:p text:style-name="P1"><text:span text:style-name="T31">operation</text:span><text:span text:style-name="T32"> myAnnotatedMethod() </text:span><text:span text:style-name="T31">is</text:span><text:span text:style-name="T32"> </text:span><text:span text:style-name="T31">abstract</text:span></text:p>
          </draw:text-box>
        </draw:frame>
        <draw:frame draw:style-name="gr14" draw:text-style-name="P16" draw:layer="layout" svg:width="14.371cm" svg:height="3.451cm" svg:x="2.243cm" svg:y="11.134cm">
          <draw:text-box>
            <text:p text:style-name="P1"><text:span text:style-name="T35">package</text:span><text:span text:style-name="T36"> root_package;</text:span></text:p>
            <text:p text:style-name="P1"><text:span text:style-name="T37">require</text:span><text:span text:style-name="T36"> kermeta</text:span></text:p>
            <text:p text:style-name="P1"><text:span text:style-name="T37">using</text:span><text:span text:style-name="T36"> kermeta::language::structure</text:span></text:p>
            <text:p text:style-name="P1"><text:span text:style-name="T38"/></text:p>
            <text:p text:style-name="P1"><text:span text:style-name="T35">class</text:span><text:span text:style-name="T36"> X {</text:span></text:p>
            <text:p text:style-name="P1"><text:span text:style-name="T39"><text:s text:c="4"/></text:span><text:span text:style-name="T40">/* avoid writing kermeta::language::structure::Object */</text:span></text:p>
            <text:p text:style-name="P1"><text:span text:style-name="T35"><text:s text:c="4"/></text:span><text:span text:style-name="T35">reference</text:span><text:span text:style-name="T36"> anAnnotatedObject : Objec</text:span><text:span text:style-name="T38">t</text:span></text:p>
            <text:p text:style-name="P1"><text:span text:style-name="T36">}</text:span></text:p>
          </draw:text-box>
        </draw:frame>
        <draw:frame presentation:style-name="pr3" draw:text-style-name="P6" draw:layer="layout" svg:width="6.41cm" svg:height="0.683cm" svg:x="2.244cm" svg:y="10.586cm">
          <draw:text-box>
            <text:p text:style-name="P4"><text:span text:style-name="T6">Syntatic sucre</text:span></text:p>
          </draw:text-box>
        </draw:frame>
        <draw:frame presentation:style-name="pr8" draw:text-style-name="P14" draw:layer="layout" svg:width="12.833cm" svg:height="10.992cm" svg:x="15.866cm" svg:y="3.029cm" presentation:class="outline" presentation:user-transformed="true">
          <draw:text-box>
            <text:p text:style-name="P4"><text:span text:style-name="T6">Variables</text:span></text:p>
            <text:p text:style-name="P4"><text:span text:style-name="T27">Syntax : </text:span><text:span text:style-name="T41">a..z</text:span><text:span text:style-name="T27">, </text:span><text:span text:style-name="T41">A..Z</text:span><text:span text:style-name="T27">, </text:span><text:span text:style-name="T41">0..9</text:span><text:span text:style-name="T27">, « </text:span><text:span text:style-name="T41">~</text:span><text:span text:style-name="T27"> », « </text:span><text:span text:style-name="T41">_</text:span><text:span text:style-name="T27"> »</text:span></text:p>
            <text:p text:style-name="P4"><text:span text:style-name="T27">Key words : usable if prefixed by « </text:span><text:span text:style-name="T41">~</text:span><text:span text:style-name="T27"> »</text:span></text:p>
            <text:p text:style-name="P4"><text:span text:style-name="T6">Primitifs types</text:span></text:p>
            <text:p text:style-name="P4"><text:span text:style-name="T42">Integer</text:span><text:span text:style-name="T27"> &lt;=&gt; Java Integer</text:span></text:p>
            <text:p text:style-name="P4"><text:span text:style-name="T42">String</text:span><text:span text:style-name="T27"> &lt;=&gt; Java String</text:span></text:p>
            <text:p text:style-name="P4"><text:span text:style-name="T42">Boolean</text:span><text:span text:style-name="T27"> &lt;=&gt; Java Boolean</text:span></text:p>
            <text:p text:style-name="P4"><text:span text:style-name="T42">Character</text:span><text:span text:style-name="T27"> [partial]</text:span></text:p>
            <text:p text:style-name="P4"><text:span text:style-name="T42">Real</text:span><text:span text:style-name="T27"> [partial]</text:span></text:p>
          </draw:text-box>
        </draw:frame>
        <draw:frame draw:style-name="gr15" draw:text-style-name="P18" draw:layer="layout" svg:width="14.973cm" svg:height="0.696cm" svg:x="2.395cm" svg:y="16.019cm">
          <draw:text-box>
            <text:p text:style-name="P17"><text:span text:style-name="T43">enumeration</text:span><text:span text:style-name="T44"> Seasons { spring; summer; automn; winter; }</text:span></text:p>
          </draw:text-box>
        </draw:frame>
        <draw:frame draw:style-name="gr16" draw:text-style-name="P18" draw:layer="layout" svg:width="12.219cm" svg:height="2.031cm" svg:x="2.559cm" svg:y="17.302cm">
          <draw:text-box>
            <text:p text:style-name="P17"><text:span text:style-name="T7">operation</text:span><text:span text:style-name="T45"> x ( val : Seasons) </text:span><text:span text:style-name="T7">is</text:span><text:span text:style-name="T45"> </text:span><text:span text:style-name="T7">do</text:span></text:p>
            <text:p text:style-name="P17"><text:span text:style-name="T7"><text:s text:c="2"/></text:span><text:span text:style-name="T7">if</text:span><text:span text:style-name="T45"> val == Seasons.spring</text:span></text:p>
            <text:p text:style-name="P17"><text:span text:style-name="T45"><text:s text:c="4"/></text:span><text:span text:style-name="T7">then</text:span><text:span text:style-name="T45"> stdio.writeln(</text:span><text:span text:style-name="T10">"It's Spring"</text:span><text:span text:style-name="T45">) </text:span><text:span text:style-name="T7">end</text:span></text:p>
            <text:p text:style-name="P17"><text:span text:style-name="T7">end</text:span></text:p>
          </draw:text-box>
        </draw:frame>
        <draw:frame draw:style-name="gr17" draw:text-style-name="P6" draw:layer="layout" svg:width="7.021cm" svg:height="3.092cm" svg:x="2.065cm" svg:y="14.407cm">
          <draw:text-box>
            <text:p text:style-name="P4"><text:span text:style-name="T46">Enumerations</text:span></text:p>
            <text:p text:style-name="P4"><text:span text:style-name="T27">Declaration</text:span></text:p>
            <text:p text:style-name="P4"><text:span text:style-name="T47"/></text:p>
            <text:p text:style-name="P4"><text:span text:style-name="T27">Use</text:span></text:p>
          </draw:text-box>
        </draw:frame>
        <draw:frame presentation:style-name="pr9" draw:text-style-name="P14" draw:layer="layout" svg:width="7.288cm" svg:height="0.683cm" svg:x="16.027cm" svg:y="10.736cm">
          <draw:text-box>
            <text:p text:style-name="P4"><text:span text:style-name="T6">4 kind of collections</text:span></text:p>
          </draw:text-box>
        </draw:frame>
        <draw:g>
          <draw:rect draw:style-name="gr18" draw:text-style-name="P19" draw:layer="layout" svg:width="3.1cm" svg:height="0.913cm" svg:x="19.851cm" svg:y="11.509cm">
            <text:p text:style-name="P1"><text:span text:style-name="T48">Not Ordered</text:span></text:p>
          </draw:rect>
          <draw:rect draw:style-name="gr18" draw:text-style-name="P19" draw:layer="layout" svg:width="3.1cm" svg:height="0.913cm" svg:x="22.95cm" svg:y="11.509cm">
            <text:p text:style-name="P1"><text:span text:style-name="T48">Ordered</text:span></text:p>
          </draw:rect>
          <draw:rect draw:style-name="gr18" draw:text-style-name="P19" draw:layer="layout" svg:width="3.1cm" svg:height="0.913cm" svg:x="16.751cm" svg:y="12.422cm">
            <text:p text:style-name="P1"><text:span text:style-name="T48">Unique</text:span></text:p>
          </draw:rect>
          <draw:rect draw:style-name="gr18" draw:text-style-name="P20" draw:layer="layout" svg:width="3.1cm" svg:height="0.913cm" svg:x="19.852cm" svg:y="12.422cm">
            <text:p text:style-name="P1"><text:span text:style-name="T49">Set</text:span></text:p>
          </draw:rect>
          <draw:rect draw:style-name="gr18" draw:text-style-name="P20" draw:layer="layout" svg:width="3.1cm" svg:height="0.913cm" svg:x="22.951cm" svg:y="12.422cm">
            <text:p text:style-name="P1"><text:span text:style-name="T49">OrderedSet</text:span></text:p>
          </draw:rect>
          <draw:rect draw:style-name="gr18" draw:text-style-name="P19" draw:layer="layout" svg:width="3.1cm" svg:height="0.914cm" svg:x="16.751cm" svg:y="13.335cm">
            <text:p text:style-name="P1"><text:span text:style-name="T48">Not Unique</text:span></text:p>
          </draw:rect>
          <draw:rect draw:style-name="gr18" draw:text-style-name="P20" draw:layer="layout" svg:width="3.1cm" svg:height="0.914cm" svg:x="19.852cm" svg:y="13.335cm">
            <text:p text:style-name="P1"><text:span text:style-name="T49">Bag</text:span></text:p>
          </draw:rect>
          <draw:rect draw:style-name="gr18" draw:text-style-name="P20" draw:layer="layout" svg:width="3.1cm" svg:height="0.914cm" svg:x="22.951cm" svg:y="13.335cm">
            <text:p text:style-name="P1"><text:span text:style-name="T49">Sequence</text:span></text:p>
          </draw:rect>
        </draw:g>
        <draw:frame presentation:style-name="pr9" draw:text-style-name="P14" draw:layer="layout" svg:width="13.49cm" svg:height="3.648cm" svg:x="15.873cm" svg:y="14.531cm">
          <draw:text-box>
            <text:p text:style-name="P4"><text:span text:style-name="T6">Use</text:span></text:p>
            <text:p text:style-name="P4"><text:span text:style-name="T50">var myCol1 : </text:span><text:span text:style-name="T51">(set)</text:span><text:span text:style-name="T50"> Integer[0..*] </text:span><text:span text:style-name="T51">init</text:span><text:span text:style-name="T51"><text:line-break/></text:span><text:span text:style-name="T50">kermeta::standard::Set&lt;Integer&gt;.new</text:span></text:p>
            <text:p text:style-name="P4"><text:span text:style-name="T52">// Fill in myCol1</text:span></text:p>
            <text:p text:style-name="P4"><text:span text:style-name="T50">myCol1.add(10)</text:span></text:p>
            <text:p text:style-name="P4"><text:span text:style-name="T50">myCol1.add(50)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3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Les annotations nommées peuvent être assimilées aux stéréotypes d'UML et permettent d'étendre le méta-modèle Kermeta. Nous les retrouverons dans la partie MODELES du cours. Deux d'entre elles sont utilisées pour repérer le point d'entrée par défaut d'un programme : « mainClass » et « mainOperation ».</text:p>
              <text:p text:style-name="P1">Les annotations anonymes correspondent à l'annotation nommé « @kdoc » utilisée pour la documentation des programmes Kermeta.</text:p>
              <text:p text:style-name="P1">Toutes les annotations sont visibles dans les bulles d'aide de l'éditeur (laisser traîner la souris sur une référence à un élément annoté pour voir l'information).</text:p>
            </draw:text-box>
          </draw:frame>
        </presentation:notes>
      </draw:page>
      <draw:page draw:name="page4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models</text:p>
          </draw:text-box>
        </draw:frame>
        <draw:frame presentation:style-name="pr10" draw:text-style-name="P5" draw:layer="layout" svg:width="12.681cm" svg:height="11.399cm" svg:x="2.302cm" svg:y="2.943cm" presentation:class="outline" presentation:user-transformed="true">
          <draw:text-box>
            <text:p text:style-name="P4"><text:span text:style-name="T6">Declaration of the needed metamodel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Loading a model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Serializing a model</text:span></text:p>
          </draw:text-box>
        </draw:frame>
        <draw:frame draw:style-name="gr19" draw:text-style-name="P16" draw:layer="layout" svg:width="13.852cm" svg:height="3.754cm" svg:x="2.339cm" svg:y="3.489cm">
          <draw:text-box>
            <text:p text:style-name="P1"><text:span text:style-name="T11">// calling a metamodel stored in the project (bad)</text:span></text:p>
            <text:p text:style-name="P1"><text:span text:style-name="T19">require</text:span><text:span text:style-name="T8"> </text:span><text:span text:style-name="T10">"../metamodels/RDBMS.ecore"</text:span></text:p>
            <text:p text:style-name="P1"><text:span text:style-name="T10"/></text:p>
            <text:p text:style-name="P1"><text:span text:style-name="T11">// calling a plugged-in metamodel (</text:span><text:span text:style-name="T53">better</text:span><text:span text:style-name="T11">)</text:span></text:p>
            <text:p text:style-name="P1"><text:span text:style-name="T19">require</text:span><text:span text:style-name="T8"> </text:span><text:span text:style-name="T10">"/plugin/org.eclipse.uml2.uml/model/UML.ecore"</text:span></text:p>
            <text:p text:style-name="P1"><text:span text:style-name="T10"/></text:p>
            <text:p text:style-name="P1"><text:span text:style-name="T11">// calling a plugged-in metamodel (</text:span><text:span text:style-name="T54">the best</text:span><text:span text:style-name="T11">)</text:span></text:p>
            <text:p text:style-name="P1"><text:span text:style-name="T19">require</text:span><text:span text:style-name="T10"> "</text:span><text:span text:style-name="T10"><text:a xlink:href="http://www.eclipse.org/uml2/2.1.0/UML">http://www.eclipse.org/uml2/2.1.0/UML</text:a></text:span><text:span text:style-name="T10">"</text:span></text:p>
          </draw:text-box>
        </draw:frame>
        <draw:frame draw:style-name="gr6" draw:text-style-name="P9" draw:layer="layout" svg:width="23.941cm" svg:height="5.029cm" svg:x="2.328cm" svg:y="8.204cm">
          <draw:text-box>
            <text:p text:style-name="P1"><text:span text:style-name="T7">operation</text:span><text:span text:style-name="T8"> loadUmlModel() </text:span><text:span text:style-name="T7">is</text:span><text:span text:style-name="T8"> </text:span><text:span text:style-name="T7">do</text:span></text:p>
            <text:p text:style-name="P1"><text:span text:style-name="T8"><text:s text:c="2"/></text:span><text:span text:style-name="T7">var</text:span><text:span text:style-name="T8"> inputRep : kermeta::persistence::EMFRepository</text:span></text:p>
            <text:p text:style-name="P1"><text:span text:style-name="T8"><text:s text:c="8"/></text:span><text:span text:style-name="T7">init</text:span><text:span text:style-name="T8"> kermeta::persistence::EMFRepository.new</text:span></text:p>
            <text:p text:style-name="P1"><text:span text:style-name="T8"><text:s text:c="2"/></text:span><text:span text:style-name="T7">var</text:span><text:span text:style-name="T8"> inputRes : kermeta::persistence::EMFResource</text:span></text:p>
            <text:p text:style-name="P1"><text:span text:style-name="T8"><text:s text:c="2"/></text:span><text:span text:style-name="T22">inputRes ?= inputRep.createResource(</text:span></text:p>
            <text:p text:style-name="P1"><text:span text:style-name="T22"><text:s text:c="4"/></text:span><text:span text:style-name="T10">"../models/myUmlModel.uml"</text:span><text:span text:style-name="T8">,</text:span><text:span text:style-name="T8"><text:line-break/></text:span><text:span text:style-name="T22"> <text:s text:c="3"/></text:span><text:span text:style-name="T10">"platform:/plugin/org.eclipse.uml2.uml/model/UML.ecore"</text:span><text:span text:style-name="T8">)</text:span></text:p>
            <text:p text:style-name="P1"><text:span text:style-name="T8"><text:s text:c="2"/></text:span><text:span text:style-name="T8">inputRes.load() </text:span><text:span text:style-name="T11">// if use getResource(aModel), no need load() </text:span></text:p>
            <text:p text:style-name="P1"><text:span text:style-name="T8"><text:s text:c="2"/></text:span><text:span text:style-name="T7">var</text:span><text:span text:style-name="T8"> pack : uml::Package</text:span></text:p>
            <text:p text:style-name="P1"><text:span text:style-name="T8"><text:s text:c="2"/></text:span><text:span text:style-name="T8">pack ?= inputRes.one</text:span></text:p>
            <text:p text:style-name="P1"><text:span text:style-name="T18">end</text:span></text:p>
          </draw:text-box>
        </draw:frame>
        <draw:frame draw:style-name="gr20" draw:text-style-name="P1" draw:layer="layout" svg:width="13.029cm" svg:height="1.42cm" svg:x="7.425cm" svg:y="13.62cm">
          <draw:text-box>
            <text:p/>
          </draw:text-box>
        </draw:frame>
        <draw:frame draw:style-name="gr21" draw:text-style-name="P9" draw:layer="layout" svg:width="23.407cm" svg:height="4.152cm" svg:x="2.235cm" svg:y="14.06cm">
          <draw:text-box>
            <text:p text:style-name="P1"><text:span text:style-name="T7">operation</text:span><text:span text:style-name="T8"> saveRdbmsModel() </text:span><text:span text:style-name="T7">is</text:span><text:span text:style-name="T8"> </text:span><text:span text:style-name="T7">do</text:span></text:p>
            <text:p text:style-name="P1"><text:span text:style-name="T8"><text:s text:c="2"/></text:span><text:span text:style-name="T7">var</text:span><text:span text:style-name="T8"> outputRepository : kermeta::persistence::EMFRepository</text:span></text:p>
            <text:p text:style-name="P1"><text:span text:style-name="T8"><text:s text:c="12"/></text:span><text:span text:style-name="T7">init</text:span><text:span text:style-name="T8"> kermeta::persistence::EMFRepository.new</text:span></text:p>
            <text:p text:style-name="P1"><text:span text:style-name="T8"><text:s text:c="2"/></text:span><text:span text:style-name="T7">var</text:span><text:span text:style-name="T8"> outputResource : kermeta::persistence::EMFResource</text:span></text:p>
            <text:p text:style-name="P1"><text:span text:style-name="T8"><text:s text:c="2"/></text:span><text:span text:style-name="T22">outputResource ?= outputRepository.createResource(</text:span></text:p>
            <text:p text:style-name="P1"><text:span text:style-name="T22"><text:s text:c="6"/></text:span><text:span text:style-name="T10">"../models/myBaseModel.xmi"</text:span><text:span text:style-name="T8">,</text:span><text:span text:style-name="T22"> </text:span><text:span text:style-name="T10">"../metamodels/RDBMS.ecore"</text:span><text:span text:style-name="T8">)</text:span></text:p>
            <text:p text:style-name="P1"><text:span text:style-name="T8"><text:s text:c="2"/></text:span><text:span text:style-name="T8">outputResource.add(baseModel)</text:span></text:p>
            <text:p text:style-name="P1"><text:span text:style-name="T8"><text:s text:c="2"/></text:span><text:span text:style-name="T8">outputResource.save()</text:span></text:p>
            <text:p text:style-name="P1"><text:span text:style-name="T18">end</text:span></text:p>
          </draw:text-box>
        </draw:frame>
        <draw:frame presentation:style-name="pr11" draw:text-style-name="P14" draw:layer="layout" svg:width="10.805cm" svg:height="13.961cm" svg:x="18.128cm" svg:y="3.721cm" presentation:class="outline" presentation:user-transformed="true">
          <draw:text-box>
            <text:p text:style-name="P4"><text:span text:style-name="T6">Functions on collections</text:span></text:p>
            <text:p text:style-name="P4"><text:span text:style-name="T55">aCollection.</text:span><text:span text:style-name="T56">each</text:span><text:span text:style-name="T55"> { e | do</text:span></text:p>
            <text:p text:style-name="P4"><text:span text:style-name="T57"><text:s text:c="3"/></text:span><text:span text:style-name="T57">/* process 'e' */</text:span></text:p>
            <text:p text:style-name="P4"><text:span text:style-name="T55">end }</text:span></text:p>
            <text:p text:style-name="P4"><text:span text:style-name="T55">aBoolean := aCollection.</text:span><text:span text:style-name="T56">forAll</text:span><text:span text:style-name="T55"> { e |</text:span></text:p>
            <text:p text:style-name="P4"><text:span text:style-name="T55"><text:s text:c="3"/></text:span><text:span text:style-name="T57">/* condition */</text:span><text:span text:style-name="T55"> }</text:span></text:p>
            <text:p text:style-name="P4"><text:span text:style-name="T55">aCollection2 := aCollection.</text:span><text:span text:style-name="T56">select</text:span><text:span text:style-name="T55"> { e |</text:span></text:p>
            <text:p text:style-name="P4"><text:span text:style-name="T57"><text:s text:c="3"/></text:span><text:span text:style-name="T57">/* condition */</text:span><text:span text:style-name="T55"> }</text:span></text:p>
            <text:p text:style-name="P4"><text:span text:style-name="T55">aCollection2 := aCollection.</text:span><text:span text:style-name="T56">reject</text:span><text:span text:style-name="T55"> { e |</text:span></text:p>
            <text:p text:style-name="P4"><text:span text:style-name="T55"><text:s text:c="3"/></text:span><text:span text:style-name="T57">/* condition */</text:span><text:span text:style-name="T55"> }</text:span></text:p>
            <text:p text:style-name="P4"><text:span text:style-name="T55">aCollection2 := aCollection.</text:span><text:span text:style-name="T56">collect</text:span><text:span text:style-name="T55"> { e |</text:span></text:p>
            <text:p text:style-name="P4"><text:span text:style-name="T55"><text:s text:c="3"/></text:span><text:span text:style-name="T57">/* value */</text:span><text:span text:style-name="T55"> }</text:span></text:p>
            <text:p text:style-name="P4"><text:span text:style-name="T55">anObject := aCollection.</text:span><text:span text:style-name="T56">detect</text:span><text:span text:style-name="T55"> { e |</text:span></text:p>
            <text:p text:style-name="P4"><text:span text:style-name="T55"><text:s text:c="3"/></text:span><text:span text:style-name="T57">/* condition */</text:span><text:span text:style-name="T55"> }</text:span></text:p>
            <text:p text:style-name="P4"><text:span text:style-name="T55">aBoolean := aCollection.</text:span><text:span text:style-name="T56">exists</text:span><text:span text:style-name="T55"> { e |</text:span></text:p>
            <text:p text:style-name="P4"><text:span text:style-name="T55"><text:s text:c="3"/></text:span><text:span text:style-name="T57">/* condition */</text:span><text:span text:style-name="T55"> }</text:span></text:p>
            <text:p text:style-name="P4"><text:span text:style-name="T6">Other functions</text:span></text:p>
            <text:p text:style-name="P4"><text:span text:style-name="T55">10.</text:span><text:span text:style-name="T56">times</text:span><text:span text:style-name="T55"> { i | do</text:span></text:p>
            <text:p text:style-name="P4"><text:span text:style-name="T55"><text:s text:c="2"/></text:span><text:span text:style-name="T57">/* code to execute 10 times */</text:span></text:p>
            <text:p text:style-name="P4"><text:span text:style-name="T55">end 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4" presentation:class="page"/>
          <draw:frame presentation:style-name="pr4" draw:text-style-name="P1" draw:layer="layout" svg:width="13.569cm" svg:height="12.291cm" svg:x="2.468cm" svg:y="12.973cm" presentation:class="notes">
            <draw:text-box>
              <text:p/>
            </draw:text-box>
          </draw:frame>
          <draw:frame presentation:style-name="pr4" draw:text-style-name="P1" draw:layer="layout" svg:width="13.569cm" svg:height="12.292cm" svg:x="2.469cm" svg:y="12.973cm">
            <draw:text-box>
              <text:p text:style-name="P1">Rem: comme un modèle conforme EMF connait son méta-modèle (stocké dans le XMI), il est possible de simplifier le chargement (création de la ressource + load) :</text:p>
              <text:p text:style-name="P1"><text:s text:c="3"/><text:span text:style-name="T58">inputRes : EMFResource init</text:span><text:span text:style-name="T58"><text:line-break/></text:span><text:span text:style-name="T58"> <text:s text:c="20"/>inputRep.getResource(</text:span><text:span text:style-name="T59">nomDuFichierModele</text:span><text:span text:style-name="T60">)</text:span></text:p>
              <text:p text:style-name="P1"><text:span text:style-name="T61">Soit deux commandes (avec l'instance d'EMFRepository) au lieu des quatre ci-dessus. Cela réduit aussi les erreurs (plus besoin de connaître l'emplacement du méta-modèle).</text:span></text:p>
              <text:p text:style-name="P1"><text:span text:style-name="T61">Pour sauvegarder un nouveau modèle, il faut par contre préciser son méta-modèle (afin qu'il soit enregistré dans le XMI).</text:span></text:p>
              <text:p text:style-name="P1"><text:span text:style-name="T61"/></text:p>
            </draw:text-box>
          </draw:frame>
        </presentation:notes>
      </draw:page>
      <draw:page draw:name="page5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associations</text:p>
          </draw:text-box>
        </draw:frame>
        <draw:frame draw:style-name="gr22" draw:text-style-name="P21" draw:layer="layout" svg:width="0.779cm" svg:height="0.838cm" svg:x="7.799cm" svg:y="4.16cm">
          <draw:text-box>
            <text:p text:style-name="P1"><text:span text:style-name="T62">b</text:span></text:p>
          </draw:text-box>
        </draw:frame>
        <draw:g>
          <draw:g>
            <draw:g>
              <draw:rect draw:style-name="gr23" draw:text-style-name="P22" draw:layer="layout" svg:width="1.279cm" svg:height="0.871cm" svg:x="4.511cm" svg:y="4.672cm">
                <text:p text:style-name="P1"><text:span text:style-name="T63">A</text:span></text:p>
              </draw:rect>
              <draw:rect draw:style-name="gr23" draw:text-style-name="P22" draw:layer="layout" svg:width="1.279cm" svg:height="0.871cm" svg:x="8.529cm" svg:y="4.672cm">
                <text:p text:style-name="P1"><text:span text:style-name="T63">B</text:span></text:p>
              </draw:rect>
            </draw:g>
            <draw:custom-shape draw:style-name="gr24" draw:text-style-name="P23" draw:layer="layout" svg:width="0.417cm" svg:height="0.381cm" svg:x="5.789cm" svg:y="4.88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3" draw:layer="layout" svg:x1="6.235cm" svg:y1="5.079cm" svg:x2="8.496cm" svg:y2="5.079cm">
              <text:p/>
            </draw:line>
            <draw:frame draw:style-name="gr26" draw:text-style-name="P21" draw:layer="layout" svg:width="1.24cm" svg:height="0.837cm" svg:x="7.485cm" svg:y="4.97cm">
              <draw:text-box>
                <text:p text:style-name="P1"><text:span text:style-name="T62">0..1</text:span></text:p>
              </draw:text-box>
            </draw:frame>
            <draw:frame draw:style-name="gr27" draw:text-style-name="P24" draw:layer="layout" svg:width="4.486cm" svg:height="1.702cm" svg:x="4.913cm" svg:y="5.648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attribute</text:span><text:span text:style-name="T65"> b : B</text:span></text:p>
                <text:p text:style-name="P1"><text:span text:style-name="T65">}</text:span></text:p>
                <text:p text:style-name="P1"><text:span text:style-name="T64">class</text:span><text:span text:style-name="T65"> B {}</text:span></text:p>
              </draw:text-box>
            </draw:frame>
          </draw:g>
          <draw:frame draw:style-name="gr28" draw:text-style-name="P25" draw:layer="layout" svg:width="6.228cm" svg:height="2.065cm" svg:x="10.398cm" svg:y="4.984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 := b1</text:span></text:p>
              <text:p text:style-name="P1"><text:span text:style-name="T66">var</text:span><text:span text:style-name="T67"> b2 : B</text:span></text:p>
              <text:p text:style-name="P1"><text:span text:style-name="T67">b2 := a1.b</text:span></text:p>
            </draw:text-box>
          </draw:frame>
        </draw:g>
        <draw:line draw:style-name="gr29" draw:text-style-name="P26" draw:layer="layout" svg:x1="15.968cm" svg:y1="4.579cm" svg:x2="15.968cm" svg:y2="18.401cm">
          <text:p/>
        </draw:line>
        <draw:g>
          <draw:g>
            <draw:g>
              <draw:rect draw:style-name="gr23" draw:text-style-name="P22" draw:layer="layout" svg:width="1.279cm" svg:height="0.871cm" svg:x="4.511cm" svg:y="7.911cm">
                <text:p text:style-name="P1"><text:span text:style-name="T63">A</text:span></text:p>
              </draw:rect>
              <draw:rect draw:style-name="gr23" draw:text-style-name="P22" draw:layer="layout" svg:width="1.279cm" svg:height="0.871cm" svg:x="8.529cm" svg:y="7.911cm">
                <text:p text:style-name="P1"><text:span text:style-name="T63">B</text:span></text:p>
              </draw:rect>
            </draw:g>
            <draw:custom-shape draw:style-name="gr24" draw:text-style-name="P23" draw:layer="layout" svg:width="0.416cm" svg:height="0.381cm" svg:x="5.819cm" svg:y="8.23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3" draw:layer="layout" svg:x1="6.265cm" svg:y1="8.424cm" svg:x2="8.526cm" svg:y2="8.424cm">
              <text:p/>
            </draw:line>
            <draw:frame draw:style-name="gr22" draw:text-style-name="P21" draw:layer="layout" svg:width="0.779cm" svg:height="0.838cm" svg:x="7.828cm" svg:y="7.504cm">
              <draw:text-box>
                <text:p text:style-name="P1"><text:span text:style-name="T62">b</text:span></text:p>
              </draw:text-box>
            </draw:frame>
            <draw:frame draw:style-name="gr22" draw:text-style-name="P21" draw:layer="layout" svg:width="0.779cm" svg:height="0.838cm" svg:x="7.514cm" svg:y="8.314cm">
              <draw:text-box>
                <text:p text:style-name="P1"><text:span text:style-name="T62">*</text:span></text:p>
              </draw:text-box>
            </draw:frame>
            <draw:frame draw:style-name="gr30" draw:text-style-name="P25" draw:layer="layout" svg:width="4.429cm" svg:height="2.066cm" svg:x="4.827cm" svg:y="8.901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attribute</text:span><text:span text:style-name="T65"> b : B[0..*]</text:span></text:p>
                <text:p text:style-name="P1"><text:span text:style-name="T65">}</text:span></text:p>
                <text:p text:style-name="P1"><text:span text:style-name="T64">class</text:span><text:span text:style-name="T65"> B {}</text:span></text:p>
              </draw:text-box>
            </draw:frame>
          </draw:g>
          <draw:frame draw:style-name="gr30" draw:text-style-name="P25" draw:layer="layout" svg:width="5.971cm" svg:height="2.066cm" svg:x="10.17cm" svg:y="8.484cm">
            <draw:text-box>
              <text:p text:style-name="P1"><text:span text:style-name="T68">var a1 : A init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.add(b1)</text:span></text:p>
              <text:p text:style-name="P1"><text:span text:style-name="T66">var</text:span><text:span text:style-name="T67"> bees : OrderedSet&lt;B&gt;</text:span></text:p>
              <text:p text:style-name="P1"><text:span text:style-name="T67">bees := a1.b</text:span></text:p>
            </draw:text-box>
          </draw:frame>
        </draw:g>
        <draw:frame draw:style-name="gr31" draw:text-style-name="P27" draw:layer="layout" svg:width="4.856cm" svg:height="1.294cm" svg:x="11.456cm" svg:y="3.63cm">
          <draw:text-box>
            <text:p text:style-name="P1"><text:span text:style-name="T69">use</text:span></text:p>
          </draw:text-box>
        </draw:frame>
        <draw:g>
          <draw:rect draw:style-name="gr23" draw:text-style-name="P22" draw:layer="layout" svg:width="1.279cm" svg:height="0.871cm" svg:x="4.511cm" svg:y="11.193cm">
            <text:p text:style-name="P1"><text:span text:style-name="T63">A</text:span></text:p>
          </draw:rect>
          <draw:rect draw:style-name="gr23" draw:text-style-name="P22" draw:layer="layout" svg:width="1.279cm" svg:height="0.871cm" svg:x="8.529cm" svg:y="11.193cm">
            <text:p text:style-name="P1"><text:span text:style-name="T63">B</text:span></text:p>
          </draw:rect>
        </draw:g>
        <draw:frame draw:style-name="gr22" draw:text-style-name="P21" draw:layer="layout" svg:width="0.779cm" svg:height="0.838cm" svg:x="7.83cm" svg:y="10.823cm">
          <draw:text-box>
            <text:p text:style-name="P1"><text:span text:style-name="T62">b</text:span></text:p>
          </draw:text-box>
        </draw:frame>
        <draw:frame draw:style-name="gr32" draw:text-style-name="P21" draw:layer="layout" svg:width="0.75cm" svg:height="0.838cm" svg:x="5.974cm" svg:y="10.823cm">
          <draw:text-box>
            <text:p text:style-name="P1"><text:span text:style-name="T62">a</text:span></text:p>
          </draw:text-box>
        </draw:frame>
        <draw:g>
          <draw:g>
            <draw:custom-shape draw:style-name="gr33" draw:text-style-name="P23" draw:layer="layout" svg:width="0.417cm" svg:height="0.381cm" svg:x="5.819cm" svg:y="11.47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4" draw:text-style-name="P23" draw:layer="layout" svg:x1="6.266cm" svg:y1="11.663cm" svg:x2="8.527cm" svg:y2="11.663cm">
              <text:p/>
            </draw:line>
            <draw:frame draw:style-name="gr35" draw:text-style-name="P21" draw:layer="layout" svg:width="0.779cm" svg:height="0.837cm" svg:x="7.515cm" svg:y="11.554cm">
              <draw:text-box>
                <text:p text:style-name="P1"><text:span text:style-name="T62">*</text:span></text:p>
              </draw:text-box>
            </draw:frame>
            <draw:frame draw:style-name="gr35" draw:text-style-name="P21" draw:layer="layout" svg:width="0.779cm" svg:height="0.837cm" svg:x="5.945cm" svg:y="11.554cm">
              <draw:text-box>
                <text:p text:style-name="P1"><text:span text:style-name="T62">1</text:span></text:p>
              </draw:text-box>
            </draw:frame>
            <draw:frame draw:style-name="gr36" draw:text-style-name="P25" draw:layer="layout" svg:width="5.371cm" svg:height="3.154cm" svg:x="4.742cm" svg:y="11.941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attribute</text:span><text:span text:style-name="T65"> b : B[0..*]#a</text:span></text:p>
                <text:p text:style-name="P1"><text:span text:style-name="T65">}</text:span></text:p>
                <text:p text:style-name="P1"><text:span text:style-name="T64">class</text:span><text:span text:style-name="T65"> B {</text:span></text:p>
                <text:p text:style-name="P1"><text:span text:style-name="T65"><text:s text:c="3"/></text:span><text:span text:style-name="T70">reference</text:span><text:span text:style-name="T71"> a : A[1..1]#</text:span><text:span text:style-name="T72">b</text:span></text:p>
                <text:p text:style-name="P1"><text:span text:style-name="T65">}</text:span></text:p>
              </draw:text-box>
            </draw:frame>
          </draw:g>
          <draw:frame draw:style-name="gr37" draw:text-style-name="P25" draw:layer="layout" svg:width="6.055cm" svg:height="2.066cm" svg:x="10.085cm" svg:y="12.077cm">
            <draw:text-box>
              <text:p text:style-name="P1"><text:span text:style-name="T68">var a1 : A init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.add(b1)</text:span></text:p>
              <text:p text:style-name="P1"><text:span text:style-name="T66">var</text:span><text:span text:style-name="T67"> a2 : A</text:span></text:p>
              <text:p text:style-name="P1"><text:span text:style-name="T67">a2 := b1.a</text:span></text:p>
            </draw:text-box>
          </draw:frame>
        </draw:g>
        <draw:g>
          <draw:g>
            <draw:g>
              <draw:rect draw:style-name="gr23" draw:text-style-name="P22" draw:layer="layout" svg:width="1.279cm" svg:height="0.871cm" svg:x="4.511cm" svg:y="15.121cm">
                <text:p text:style-name="P1"><text:span text:style-name="T63">A</text:span></text:p>
              </draw:rect>
              <draw:rect draw:style-name="gr23" draw:text-style-name="P22" draw:layer="layout" svg:width="1.279cm" svg:height="0.871cm" svg:x="8.529cm" svg:y="15.121cm">
                <text:p text:style-name="P1"><text:span text:style-name="T63">B</text:span></text:p>
              </draw:rect>
            </draw:g>
            <draw:line draw:style-name="gr25" draw:text-style-name="P26" draw:layer="layout" svg:x1="8.541cm" svg:y1="15.526cm" svg:x2="5.827cm" svg:y2="15.526cm">
              <text:p/>
            </draw:line>
            <draw:frame draw:style-name="gr38" draw:text-style-name="P25" draw:layer="layout" svg:width="4.942cm" svg:height="1.703cm" svg:x="4.713cm" svg:y="16.021cm">
              <draw:text-box>
                <text:p text:style-name="P1"><text:span text:style-name="T64">class</text:span><text:span text:style-name="T65"> A { }</text:span></text:p>
                <text:p text:style-name="P1"><text:span text:style-name="T64">class</text:span><text:span text:style-name="T65"> B {</text:span></text:p>
                <text:p text:style-name="P1"><text:span text:style-name="T65"><text:s text:c="3"/></text:span><text:span text:style-name="T70">reference</text:span><text:span text:style-name="T71"> a : </text:span><text:span text:style-name="T72">A</text:span></text:p>
                <text:p text:style-name="P1"><text:span text:style-name="T65">}</text:span></text:p>
              </draw:text-box>
            </draw:frame>
          </draw:g>
          <draw:frame draw:style-name="gr28" draw:text-style-name="P25" draw:layer="layout" svg:width="5.886cm" svg:height="2.065cm" svg:x="10.027cm" svg:y="15.709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b1.a := a1</text:span></text:p>
              <text:p text:style-name="P1"><text:span text:style-name="T66">var</text:span><text:span text:style-name="T67"> a2 : A</text:span></text:p>
              <text:p text:style-name="P1"><text:span text:style-name="T67">a2 := b1.a</text:span></text:p>
            </draw:text-box>
          </draw:frame>
        </draw:g>
        <draw:g>
          <draw:frame draw:style-name="gr39" draw:text-style-name="P25" draw:layer="layout" svg:width="6.228cm" svg:height="2.791cm" svg:x="22.471cm" svg:y="4.934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 := b1</text:span></text:p>
              <text:p text:style-name="P1"><text:span text:style-name="T66">var</text:span><text:span text:style-name="T67"> b2 : B</text:span></text:p>
              <text:p text:style-name="P1"><text:span text:style-name="T67">b2 := b2.a.b</text:span></text:p>
              <text:p text:style-name="P1"><text:span text:style-name="T66">var</text:span><text:span text:style-name="T67"> a2 : A</text:span></text:p>
              <text:p text:style-name="P1"><text:span text:style-name="T67">a2 := b1.a</text:span></text:p>
            </draw:text-box>
          </draw:frame>
          <draw:g>
            <draw:frame draw:style-name="gr40" draw:text-style-name="P25" draw:layer="layout" svg:width="4.486cm" svg:height="3.155cm" svg:x="16.934cm" svg:y="5.436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reference</text:span><text:span text:style-name="T65"> b : B#a</text:span></text:p>
                <text:p text:style-name="P1"><text:span text:style-name="T65">}</text:span></text:p>
                <text:p text:style-name="P1"><text:span text:style-name="T64">class</text:span><text:span text:style-name="T65"> B {</text:span></text:p>
                <text:p text:style-name="P1"><text:span text:style-name="T65"><text:s text:c="3"/></text:span><text:span text:style-name="T64">reference</text:span><text:span text:style-name="T65"> a : A#b</text:span></text:p>
                <text:p text:style-name="P1"><text:span text:style-name="T65">}</text:span></text:p>
              </draw:text-box>
            </draw:frame>
            <draw:g>
              <draw:g>
                <draw:rect draw:style-name="gr41" draw:text-style-name="P28" draw:layer="layout" svg:width="1.279cm" svg:height="0.871cm" svg:x="16.584cm" svg:y="4.672cm">
                  <text:p text:style-name="P1"><text:span text:style-name="T63">A</text:span></text:p>
                </draw:rect>
                <draw:rect draw:style-name="gr41" draw:text-style-name="P28" draw:layer="layout" svg:width="1.279cm" svg:height="0.871cm" svg:x="20.602cm" svg:y="4.672cm">
                  <text:p text:style-name="P1"><text:span text:style-name="T63">B</text:span></text:p>
                </draw:rect>
              </draw:g>
              <draw:line draw:style-name="gr42" draw:text-style-name="P23" draw:layer="layout" svg:x1="17.883cm" svg:y1="5.075cm" svg:x2="20.569cm" svg:y2="5.079cm">
                <text:p/>
              </draw:line>
              <draw:frame draw:style-name="gr43" draw:text-style-name="P21" draw:layer="layout" svg:width="1.24cm" svg:height="0.837cm" svg:x="19.558cm" svg:y="4.97cm">
                <draw:text-box>
                  <text:p text:style-name="P1"><text:span text:style-name="T62">0..1</text:span></text:p>
                </draw:text-box>
              </draw:frame>
              <draw:frame draw:style-name="gr43" draw:text-style-name="P21" draw:layer="layout" svg:width="1.24cm" svg:height="0.837cm" svg:x="17.902cm" svg:y="4.97cm">
                <draw:text-box>
                  <text:p text:style-name="P1"><text:span text:style-name="T62">0..1</text:span></text:p>
                </draw:text-box>
              </draw:frame>
            </draw:g>
          </draw:g>
        </draw:g>
        <draw:line draw:style-name="gr44" draw:text-style-name="P23" draw:layer="layout" svg:x1="17.769cm" svg:y1="9.048cm" svg:x2="20.513cm" svg:y2="9.052cm">
          <text:p/>
        </draw:line>
        <draw:frame draw:style-name="gr22" draw:text-style-name="P21" draw:layer="layout" svg:width="0.779cm" svg:height="0.838cm" svg:x="19.816cm" svg:y="8.132cm">
          <draw:text-box>
            <text:p text:style-name="P1"><text:span text:style-name="T62">b</text:span></text:p>
          </draw:text-box>
        </draw:frame>
        <draw:frame draw:style-name="gr22" draw:text-style-name="P21" draw:layer="layout" svg:width="0.779cm" svg:height="0.838cm" svg:x="19.502cm" svg:y="8.942cm">
          <draw:text-box>
            <text:p text:style-name="P1"><text:span text:style-name="T62">*</text:span></text:p>
          </draw:text-box>
        </draw:frame>
        <draw:frame draw:style-name="gr32" draw:text-style-name="P21" draw:layer="layout" svg:width="0.75cm" svg:height="0.838cm" svg:x="17.759cm" svg:y="8.158cm">
          <draw:text-box>
            <text:p text:style-name="P1"><text:span text:style-name="T62">a</text:span></text:p>
          </draw:text-box>
        </draw:frame>
        <draw:frame draw:style-name="gr22" draw:text-style-name="P21" draw:layer="layout" svg:width="0.779cm" svg:height="0.838cm" svg:x="18.045cm" svg:y="8.942cm">
          <draw:text-box>
            <text:p text:style-name="P1"><text:span text:style-name="T62">*</text:span></text:p>
          </draw:text-box>
        </draw:frame>
        <draw:g>
          <draw:g>
            <draw:g>
              <draw:rect draw:style-name="gr23" draw:text-style-name="P22" draw:layer="layout" svg:width="1.279cm" svg:height="0.871cm" svg:x="16.498cm" svg:y="8.538cm">
                <text:p text:style-name="P1"><text:span text:style-name="T63">A</text:span></text:p>
              </draw:rect>
              <draw:rect draw:style-name="gr23" draw:text-style-name="P22" draw:layer="layout" svg:width="1.279cm" svg:height="0.871cm" svg:x="20.516cm" svg:y="8.538cm">
                <text:p text:style-name="P1"><text:span text:style-name="T63">B</text:span></text:p>
              </draw:rect>
            </draw:g>
            <draw:frame draw:style-name="gr45" draw:text-style-name="P25" draw:layer="layout" svg:width="5.581cm" svg:height="2.428cm" svg:x="16.843cm" svg:y="9.602cm">
              <draw:text-box>
                <text:p text:style-name="P1"><text:span text:style-name="T66">class</text:span><text:span text:style-name="T67"> A {</text:span></text:p>
                <text:p text:style-name="P1"><text:span text:style-name="T67"><text:s text:c="3"/></text:span><text:span text:style-name="T66">reference</text:span><text:span text:style-name="T67"> b : B[0..*]</text:span></text:p>
                <text:p text:style-name="P1"><text:span text:style-name="T65">}</text:span></text:p>
                <text:p text:style-name="P1"><text:span text:style-name="T66">class</text:span><text:span text:style-name="T67"> B {</text:span></text:p>
                <text:p text:style-name="P1"><text:span text:style-name="T67"><text:s text:c="3"/></text:span><text:span text:style-name="T66">reference</text:span><text:span text:style-name="T67"> a : A[0..*]</text:span></text:p>
                <text:p text:style-name="P1"><text:span text:style-name="T65">}</text:span></text:p>
              </draw:text-box>
            </draw:frame>
          </draw:g>
          <draw:frame draw:style-name="gr46" draw:text-style-name="P1" draw:layer="layout" svg:width="6.159cm" svg:height="2.854cm" svg:x="22.54cm" svg:y="8.849cm">
            <draw:text-box>
              <text:p text:style-name="P1"><text:span text:style-name="T15">var</text:span><text:span text:style-name="T14"> a1 : A </text:span><text:span text:style-name="T15">init</text:span><text:span text:style-name="T14"> A.new</text:span></text:p>
              <text:p text:style-name="P1"><text:span text:style-name="T15">var</text:span><text:span text:style-name="T14"> b1 : B </text:span><text:span text:style-name="T15">init</text:span><text:span text:style-name="T14"> B.new</text:span></text:p>
              <text:p text:style-name="P1"><text:span text:style-name="T14">a1.b.add(b1)</text:span></text:p>
              <text:p text:style-name="P1"><text:span text:style-name="T15">var</text:span><text:span text:style-name="T14"> bees : OrderedSet&lt;B&gt;</text:span></text:p>
              <text:p text:style-name="P1"><text:span text:style-name="T14">bees := a1.b</text:span></text:p>
              <text:p text:style-name="P1"><text:span text:style-name="T15">var</text:span><text:span text:style-name="T14"> aees : OrderedSet&lt;A&gt;</text:span></text:p>
              <text:p text:style-name="P1"><text:span text:style-name="T14">aees := b1.a</text:span></text:p>
            </draw:text-box>
          </draw:frame>
        </draw:g>
        <draw:g>
          <draw:g>
            <draw:frame draw:style-name="gr47" draw:text-style-name="P25" draw:layer="layout" svg:width="6.114cm" svg:height="1.34cm" svg:x="16.598cm" svg:y="13.798cm">
              <draw:text-box>
                <text:p text:style-name="P1"><text:span text:style-name="T66">class</text:span><text:span text:style-name="T67"> A {</text:span></text:p>
                <text:p text:style-name="P1"><text:span text:style-name="T67"><text:s text:c="3"/></text:span><text:span text:style-name="T66">attribute</text:span><text:span text:style-name="T67"> sub : A[0..*]</text:span></text:p>
                <text:p text:style-name="P1"><text:span text:style-name="T65">}</text:span></text:p>
              </draw:text-box>
            </draw:frame>
            <draw:g>
              <draw:rect draw:style-name="gr23" draw:text-style-name="P22" draw:layer="layout" svg:width="1.28cm" svg:height="0.871cm" svg:x="16.939cm" svg:y="12.772cm">
                <text:p text:style-name="P1"><text:span text:style-name="T63">A</text:span></text:p>
              </draw:rect>
              <draw:custom-shape draw:style-name="gr24" draw:text-style-name="P23" draw:layer="layout" svg:width="0.417cm" svg:height="0.381cm" svg:x="18.217cm" svg:y="12.989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25" draw:text-style-name="P23" draw:layer="layout" svg:x1="17.626cm" svg:y1="12.286cm" svg:x2="17.626cm" svg:y2="12.756cm">
                <text:p/>
              </draw:line>
              <draw:frame draw:style-name="gr48" draw:text-style-name="P21" draw:layer="layout" svg:width="1.24cm" svg:height="0.838cm" svg:x="18.657cm" svg:y="13.043cm">
                <draw:text-box>
                  <text:p text:style-name="P1"><text:span text:style-name="T62">0..1</text:span></text:p>
                </draw:text-box>
              </draw:frame>
              <draw:line draw:style-name="gr49" draw:text-style-name="P23" draw:layer="layout" svg:x1="18.655cm" svg:y1="13.174cm" svg:x2="19.313cm" svg:y2="13.174cm">
                <text:p/>
              </draw:line>
              <draw:line draw:style-name="gr49" draw:text-style-name="P23" draw:layer="layout" svg:x1="17.626cm" svg:y1="12.26cm" svg:x2="19.34cm" svg:y2="12.26cm">
                <text:p/>
              </draw:line>
              <draw:line draw:style-name="gr49" draw:text-style-name="P23" draw:layer="layout" svg:x1="19.341cm" svg:y1="13.174cm" svg:x2="19.341cm" svg:y2="12.26cm">
                <text:p/>
              </draw:line>
              <draw:frame draw:style-name="gr22" draw:text-style-name="P21" draw:layer="layout" svg:width="0.779cm" svg:height="0.838cm" svg:x="16.802cm" svg:y="12.051cm">
                <draw:text-box>
                  <text:p text:style-name="P1"><text:span text:style-name="T62">*</text:span></text:p>
                </draw:text-box>
              </draw:frame>
              <draw:frame draw:style-name="gr50" draw:text-style-name="P21" draw:layer="layout" svg:width="1.189cm" svg:height="0.838cm" svg:x="19.144cm" svg:y="12.417cm">
                <draw:text-box>
                  <text:p text:style-name="P1"><text:span text:style-name="T62">sub</text:span></text:p>
                </draw:text-box>
              </draw:frame>
            </draw:g>
          </draw:g>
          <draw:frame draw:style-name="gr30" draw:text-style-name="P29" draw:layer="layout" svg:width="5.741cm" svg:height="2.066cm" svg:x="22.627cm" svg:y="12.404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a2 : A </text:span><text:span text:style-name="T66">init</text:span><text:span text:style-name="T67"> A.new</text:span></text:p>
              <text:p text:style-name="P1"><text:span text:style-name="T67">a1.sub.add(a2)</text:span></text:p>
              <text:p text:style-name="P1"><text:span text:style-name="T66">var</text:span><text:span text:style-name="T67"> a3 : A</text:span></text:p>
              <text:p text:style-name="P1"><text:span text:style-name="T67">a3 := a1.sub.first</text:span></text:p>
            </draw:text-box>
          </draw:frame>
        </draw:g>
        <draw:g>
          <draw:frame draw:style-name="gr30" draw:text-style-name="P29" draw:layer="layout" svg:width="5.742cm" svg:height="2.066cm" svg:x="22.742cm" svg:y="15.932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a2 : A </text:span><text:span text:style-name="T66">init</text:span><text:span text:style-name="T67"> A.new</text:span></text:p>
              <text:p text:style-name="P1"><text:span text:style-name="T67">a1.sub.add(a2)</text:span></text:p>
              <text:p text:style-name="P1"><text:span text:style-name="T66">var</text:span><text:span text:style-name="T67"> a3 : A</text:span></text:p>
              <text:p text:style-name="P1"><text:span text:style-name="T67">a3 := a2.up</text:span></text:p>
            </draw:text-box>
          </draw:frame>
          <draw:g>
            <draw:frame draw:style-name="gr27" draw:text-style-name="P25" draw:layer="layout" svg:width="6.8cm" svg:height="1.702cm" svg:x="15.998cm" svg:y="17.094cm">
              <draw:text-box>
                <text:p text:style-name="P1"><text:span text:style-name="T66">class</text:span><text:span text:style-name="T67"> A {</text:span></text:p>
                <text:p text:style-name="P1"><text:span text:style-name="T67"><text:s text:c="3"/></text:span><text:span text:style-name="T66">reference</text:span><text:span text:style-name="T67"> sub : A[0..*]#up</text:span></text:p>
                <text:p text:style-name="P1"><text:span text:style-name="T67"><text:s text:c="3"/></text:span><text:span text:style-name="T66">reference</text:span><text:span text:style-name="T67"> up : A#sub</text:span></text:p>
                <text:p text:style-name="P1"><text:span text:style-name="T67">}</text:span></text:p>
              </draw:text-box>
            </draw:frame>
            <draw:g>
              <draw:rect draw:style-name="gr23" draw:text-style-name="P22" draw:layer="layout" svg:width="1.279cm" svg:height="0.871cm" svg:x="16.998cm" svg:y="15.935cm">
                <text:p text:style-name="P1"><text:span text:style-name="T63">A</text:span></text:p>
              </draw:rect>
              <draw:line draw:style-name="gr25" draw:text-style-name="P23" draw:layer="layout" svg:x1="17.685cm" svg:y1="15.449cm" svg:x2="17.685cm" svg:y2="15.919cm">
                <text:p/>
              </draw:line>
              <draw:frame draw:style-name="gr48" draw:text-style-name="P21" draw:layer="layout" svg:width="1.24cm" svg:height="0.838cm" svg:x="18.716cm" svg:y="16.206cm">
                <draw:text-box>
                  <text:p text:style-name="P1"><text:span text:style-name="T62">0..1</text:span></text:p>
                </draw:text-box>
              </draw:frame>
              <draw:line draw:style-name="gr51" draw:text-style-name="P23" draw:layer="layout" svg:x1="18.313cm" svg:y1="16.337cm" svg:x2="19.371cm" svg:y2="16.337cm">
                <text:p/>
              </draw:line>
              <draw:line draw:style-name="gr49" draw:text-style-name="P23" draw:layer="layout" svg:x1="17.685cm" svg:y1="15.423cm" svg:x2="19.399cm" svg:y2="15.423cm">
                <text:p/>
              </draw:line>
              <draw:line draw:style-name="gr49" draw:text-style-name="P23" draw:layer="layout" svg:x1="19.399cm" svg:y1="16.337cm" svg:x2="19.399cm" svg:y2="15.423cm">
                <text:p/>
              </draw:line>
              <draw:frame draw:style-name="gr22" draw:text-style-name="P21" draw:layer="layout" svg:width="0.779cm" svg:height="0.838cm" svg:x="17.689cm" svg:y="15.188cm">
                <draw:text-box>
                  <text:p text:style-name="P1"><text:span text:style-name="T62">*</text:span></text:p>
                </draw:text-box>
              </draw:frame>
              <draw:frame draw:style-name="gr50" draw:text-style-name="P21" draw:layer="layout" svg:width="1.189cm" svg:height="0.838cm" svg:x="19.203cm" svg:y="15.58cm">
                <draw:text-box>
                  <text:p text:style-name="P1"><text:span text:style-name="T62">sub</text:span></text:p>
                </draw:text-box>
              </draw:frame>
              <draw:frame draw:style-name="gr52" draw:text-style-name="P21" draw:layer="layout" svg:width="1.009cm" svg:height="0.838cm" svg:x="16.689cm" svg:y="15.162cm">
                <draw:text-box>
                  <text:p text:style-name="P1"><text:span text:style-name="T62">up</text:span></text:p>
                </draw:text-box>
              </draw:frame>
            </draw:g>
          </draw:g>
        </draw:g>
        <draw:frame draw:style-name="gr53" draw:text-style-name="P30" draw:layer="layout" svg:width="1.06cm" svg:height="1.525cm" svg:x="3.514cm" svg:y="5.097cm">
          <draw:text-box>
            <text:p text:style-name="P1"><text:span text:style-name="T73">1</text:span></text:p>
          </draw:text-box>
        </draw:frame>
        <draw:frame draw:style-name="gr53" draw:text-style-name="P30" draw:layer="layout" svg:width="1.06cm" svg:height="1.525cm" svg:x="3.514cm" svg:y="8.522cm">
          <draw:text-box>
            <text:p text:style-name="P1"><text:span text:style-name="T73">2</text:span></text:p>
          </draw:text-box>
        </draw:frame>
        <draw:frame draw:style-name="gr53" draw:text-style-name="P30" draw:layer="layout" svg:width="1.06cm" svg:height="1.525cm" svg:x="3.514cm" svg:y="12.178cm">
          <draw:text-box>
            <text:p text:style-name="P1"><text:span text:style-name="T73">3</text:span></text:p>
          </draw:text-box>
        </draw:frame>
        <draw:frame draw:style-name="gr53" draw:text-style-name="P30" draw:layer="layout" svg:width="1.06cm" svg:height="1.525cm" svg:x="3.514cm" svg:y="15.836cm">
          <draw:text-box>
            <text:p text:style-name="P1"><text:span text:style-name="T73">4</text:span></text:p>
          </draw:text-box>
        </draw:frame>
        <draw:frame draw:style-name="gr53" draw:text-style-name="P30" draw:layer="layout" svg:width="1.06cm" svg:height="1.525cm" svg:x="16.056cm" svg:y="5.359cm">
          <draw:text-box>
            <text:p text:style-name="P1"><text:span text:style-name="T73">5</text:span></text:p>
          </draw:text-box>
        </draw:frame>
        <draw:frame draw:style-name="gr53" draw:text-style-name="P30" draw:layer="layout" svg:width="1.06cm" svg:height="1.525cm" svg:x="15.998cm" svg:y="9.777cm">
          <draw:text-box>
            <text:p text:style-name="P1"><text:span text:style-name="T73">6</text:span></text:p>
          </draw:text-box>
        </draw:frame>
        <draw:frame draw:style-name="gr53" draw:text-style-name="P30" draw:layer="layout" svg:width="1.06cm" svg:height="1.525cm" svg:x="15.855cm" svg:y="13.486cm">
          <draw:text-box>
            <text:p text:style-name="P1"><text:span text:style-name="T73">7</text:span></text:p>
          </draw:text-box>
        </draw:frame>
        <draw:frame draw:style-name="gr53" draw:text-style-name="P30" draw:layer="layout" svg:width="1.06cm" svg:height="1.525cm" svg:x="15.884cm" svg:y="15.629cm">
          <draw:text-box>
            <text:p text:style-name="P1"><text:span text:style-name="T73">8</text:span></text:p>
          </draw:text-box>
        </draw:frame>
        <draw:frame draw:style-name="gr31" draw:text-style-name="P27" draw:layer="layout" svg:width="3.071cm" svg:height="1.294cm" svg:x="23.395cm" svg:y="3.63cm">
          <draw:text-box>
            <text:p text:style-name="P1"><text:span text:style-name="T69">use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5" presentation:class="page"/>
          <draw:frame presentation:style-name="pr4" draw:text-style-name="P1" draw:layer="layout" svg:width="13.569cm" svg:height="12.292cm" svg:x="2.468cm" svg:y="12.973cm" presentation:class="notes" presentation:user-transformed="true">
            <draw:text-box>
              <text:p text:style-name="P1">Remarques :</text:p>
              <text:list text:style-name="L5">
                <text:list-item>
                  <text:list>
                    <text:list-item>
                      <text:p text:style-name="P1"><text:s/>Une propriété à multiplicité &gt; 1 devient par défaut un OrderedSet (2, 3, 6). Ces collections sont automatiquement initialisées lors du « new » de l'objet possédant la propriété.</text:p>
                    </text:list-item>
                    <text:list-item>
                      <text:p text:style-name="P1"><text:s/>Les multiplicités ne sont pas contrôlées pour l'instant : [4..4] =&gt; possibilité de 0, 1, ..10 éléments présents dans cette propriété (impossible en l'absence de constructeur dans le langage)*.</text:p>
                    </text:list-item>
                    <text:list-item>
                      <text:p text:style-name="P1"><text:s/><text:span text:style-name="T25">Le diamant =&gt; un « attribute » et donc la perte de référence pour l'ancien </text:span><text:span text:style-name="T26">propriétaire</text:span><text:span text:style-name="T25"> de l'objet </text:span><text:span text:style-name="T26">attribué</text:span><text:span text:style-name="T25"> lors de sa ré-affectation à un nouvel attribut</text:span></text:p>
                    </text:list-item>
                  </text:list>
                </text:list-item>
              </text:list>
              <text:p text:style-name="P1"/>
              <text:p text:style-name="P1"/>
              <text:p text:style-name="P1">* voir si le contrôle des invariants vérifie ces multiplicités.</text:p>
            </draw:text-box>
          </draw:frame>
        </presentation:notes>
      </draw:page>
      <draw:page draw:name="page6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spects : enrichissez vos méta-modèles</text:p>
          </draw:text-box>
        </draw:frame>
        <draw:frame presentation:style-name="pr12" draw:text-style-name="P14" draw:layer="layout" svg:width="12.322cm" svg:height="0.683cm" svg:x="2.259cm" svg:y="3.443cm" presentation:class="outline" presentation:user-transformed="true">
          <draw:text-box>
            <text:p text:style-name="P4"><text:span text:style-name="T6">Imagine a metamodel about schools</text:span></text:p>
          </draw:text-box>
        </draw:frame>
        <draw:frame draw:style-name="gr54" draw:text-style-name="P23" draw:layer="layout" svg:width="12.19cm" svg:height="6.81cm" svg:x="2.348cm" svg:y="4.001cm">
          <draw:image xlink:href="../../data/Kermeta-Aspects1.png" xlink:type="simple" xlink:show="embed" xlink:actuate="onLoad">
            <text:p/>
          </draw:image>
        </draw:frame>
        <draw:frame presentation:style-name="pr9" draw:text-style-name="P14" draw:layer="layout" svg:width="4.723cm" svg:height="0.683cm" svg:x="2.327cm" svg:y="10.89cm">
          <draw:text-box>
            <text:p text:style-name="P4"><text:span text:style-name="T6">Reference it</text:span></text:p>
          </draw:text-box>
        </draw:frame>
        <draw:frame draw:style-name="gr55" draw:text-style-name="P31" draw:layer="layout" svg:width="10.136cm" svg:height="2.005cm" svg:x="2.402cm" svg:y="11.658cm">
          <draw:text-box>
            <text:p text:style-name="P17"><text:span text:style-name="T74">package</text:span><text:span text:style-name="T75"> CollegeMM;</text:span></text:p>
            <text:p text:style-name="P17"><text:span text:style-name="T75"/></text:p>
            <text:p text:style-name="P17"><text:span text:style-name="T76">require</text:span><text:span text:style-name="T75"> kermeta</text:span></text:p>
            <text:p text:style-name="P17"><text:span text:style-name="T76">require</text:span><text:span text:style-name="T75"> </text:span><text:span text:style-name="T77">"../metamodel/CollegeMM.ecore"</text:span></text:p>
          </draw:text-box>
        </draw:frame>
        <draw:frame presentation:style-name="pr9" draw:text-style-name="P14" draw:layer="layout" svg:width="9.659cm" svg:height="0.683cm" svg:x="2.304cm" svg:y="13.94cm">
          <draw:text-box>
            <text:p text:style-name="P4"><text:span text:style-name="T6">Add a class with aspect</text:span></text:p>
          </draw:text-box>
        </draw:frame>
        <draw:frame draw:style-name="gr56" draw:text-style-name="P32" draw:layer="layout" svg:width="11.911cm" svg:height="2.873cm" svg:x="2.271cm" svg:y="14.86cm">
          <draw:text-box>
            <text:p text:style-name="P17"><text:span text:style-name="T78">aspect</text:span><text:span text:style-name="T75"> </text:span><text:span text:style-name="T74">class</text:span><text:span text:style-name="T75"> Note {</text:span></text:p>
            <text:p text:style-name="P17"><text:span text:style-name="T74"><text:s text:c="4"/></text:span><text:span text:style-name="T74">attribute</text:span><text:span text:style-name="T75"> ~value : kermeta::standard::Integer</text:span></text:p>
            <text:p text:style-name="P17"><text:span text:style-name="T75"/></text:p>
            <text:p text:style-name="P17"><text:span text:style-name="T74"><text:s text:c="4"/></text:span><text:span text:style-name="T74">reference</text:span><text:span text:style-name="T75"> student : Student</text:span></text:p>
            <text:p text:style-name="P17"><text:span text:style-name="T74"><text:s text:c="4"/></text:span><text:span text:style-name="T74">reference</text:span><text:span text:style-name="T75"> matter : Matter</text:span></text:p>
            <text:p text:style-name="P17"><text:span text:style-name="T75">}</text:span></text:p>
          </draw:text-box>
        </draw:frame>
        <draw:frame presentation:style-name="pr9" draw:text-style-name="P5" draw:layer="layout" svg:width="13.376cm" svg:height="0.683cm" svg:x="15.141cm" svg:y="3.461cm">
          <draw:text-box>
            <text:p text:style-name="P4"><text:span text:style-name="T6">Add opposites + new operation</text:span></text:p>
          </draw:text-box>
        </draw:frame>
        <draw:frame draw:style-name="gr57" draw:text-style-name="P31" draw:layer="layout" svg:width="15.277cm" svg:height="13.858cm" svg:x="14.921cm" svg:y="4.332cm">
          <draw:text-box>
            <text:p text:style-name="P17"><text:span text:style-name="T74">package</text:span><text:span text:style-name="T75"> CollegeMM;</text:span></text:p>
            <text:p text:style-name="P17"><text:span text:style-name="T79"/></text:p>
            <text:p text:style-name="P17"><text:span text:style-name="T76">require</text:span><text:span text:style-name="T75"> kermeta</text:span></text:p>
            <text:p text:style-name="P17"><text:span text:style-name="T76">require</text:span><text:span text:style-name="T75"> </text:span><text:span text:style-name="T77">"../metamodel/CollegeMM.ecore"</text:span></text:p>
            <text:p text:style-name="P17"><text:span text:style-name="T79"/></text:p>
            <text:p text:style-name="P17"><text:span text:style-name="T78">aspect</text:span><text:span text:style-name="T75"> </text:span><text:span text:style-name="T74">class</text:span><text:span text:style-name="T75"> Note {</text:span></text:p>
            <text:p text:style-name="P17"><text:span text:style-name="T74"><text:s text:c="2"/></text:span><text:span text:style-name="T74">attribute</text:span><text:span text:style-name="T75"> ~value : kermeta::standard::Real</text:span></text:p>
            <text:p text:style-name="P17"><text:span text:style-name="T80"><text:s text:c="2"/></text:span><text:span text:style-name="T80">// add the opposite for managing notes from students/matters</text:span></text:p>
            <text:p text:style-name="P17"><text:span text:style-name="T74"><text:s text:c="2"/></text:span><text:span text:style-name="T74">reference</text:span><text:span text:style-name="T75"> student : Student#notes</text:span></text:p>
            <text:p text:style-name="P17"><text:span text:style-name="T74"><text:s text:c="2"/></text:span><text:span text:style-name="T74">reference</text:span><text:span text:style-name="T75"> matter : Matter#notes</text:span></text:p>
            <text:p text:style-name="P17"><text:span text:style-name="T75">}</text:span></text:p>
            <text:p text:style-name="P17"><text:span text:style-name="T79"/></text:p>
            <text:p text:style-name="P17"><text:span text:style-name="T78">aspect</text:span><text:span text:style-name="T75"> </text:span><text:span text:style-name="T74">class</text:span><text:span text:style-name="T75"> Student {</text:span></text:p>
            <text:p text:style-name="P17"><text:span text:style-name="T74"><text:s text:c="2"/></text:span><text:span text:style-name="T74">reference</text:span><text:span text:style-name="T75"> notes : Note[0..*]#student</text:span></text:p>
            <text:p text:style-name="P17"><text:span text:style-name="T74"><text:s text:c="2"/></text:span><text:span text:style-name="T74">property</text:span><text:span text:style-name="T75"> average : kermeta::standard::Real</text:span></text:p>
            <text:p text:style-name="P17"><text:span text:style-name="T74"><text:s text:c="4"/></text:span><text:span text:style-name="T74">getter</text:span><text:span text:style-name="T75"> </text:span><text:span text:style-name="T74">is</text:span><text:span text:style-name="T75"> </text:span><text:span text:style-name="T74">do</text:span></text:p>
            <text:p text:style-name="P17"><text:span text:style-name="T74"><text:s text:c="6"/></text:span><text:span text:style-name="T74">var</text:span><text:span text:style-name="T75"> total : kermeta::standard::Real</text:span></text:p>
            <text:p text:style-name="P17"><text:span text:style-name="T74"><text:s text:c="6"/></text:span><text:span text:style-name="T75">notes.each{ n | total := total + n.~value }</text:span></text:p>
            <text:p text:style-name="P17"><text:span text:style-name="T81"><text:s text:c="6"/></text:span><text:span text:style-name="T81">result</text:span><text:span text:style-name="T75"> := total / notes.size.toReal</text:span></text:p>
            <text:p text:style-name="P17"><text:span text:style-name="T74"><text:s text:c="4"/></text:span><text:span text:style-name="T74">end</text:span></text:p>
            <text:p text:style-name="P17"><text:span text:style-name="T75">}</text:span></text:p>
            <text:p text:style-name="P17"><text:span text:style-name="T79"/></text:p>
            <text:p text:style-name="P17"><text:span text:style-name="T78">aspect</text:span><text:span text:style-name="T75"> </text:span><text:span text:style-name="T74">class</text:span><text:span text:style-name="T75"> Matter {</text:span></text:p>
            <text:p text:style-name="P17"><text:span text:style-name="T74"><text:s text:c="2"/></text:span><text:span text:style-name="T74">reference</text:span><text:span text:style-name="T75"> notes : Note[0..*]#matter</text:span></text:p>
            <text:p text:style-name="P17"><text:span text:style-name="T74"><text:s text:c="2"/></text:span><text:span text:style-name="T74">property</text:span><text:span text:style-name="T75"> average : kermeta::standard::Real</text:span></text:p>
            <text:p text:style-name="P17"><text:span text:style-name="T74"><text:s text:c="4"/></text:span><text:span text:style-name="T74">getter</text:span><text:span text:style-name="T75"> </text:span><text:span text:style-name="T74">is</text:span><text:span text:style-name="T75"> </text:span><text:span text:style-name="T74">do</text:span></text:p>
            <text:p text:style-name="P17"><text:span text:style-name="T74"><text:s text:c="6"/></text:span><text:span text:style-name="T74">var</text:span><text:span text:style-name="T75"> total : kermeta::standard::Real</text:span></text:p>
            <text:p text:style-name="P17"><text:span text:style-name="T74"><text:s text:c="6"/></text:span><text:span text:style-name="T75">notes.each{ n | total := total + n.~value }</text:span></text:p>
            <text:p text:style-name="P17"><text:span text:style-name="T78"><text:s text:c="6"/></text:span><text:span text:style-name="T81">result</text:span><text:span text:style-name="T75"> := total / notes.size.toReal</text:span></text:p>
            <text:p text:style-name="P17"><text:span text:style-name="T74"><text:s text:c="4"/></text:span><text:span text:style-name="T74">end</text:span></text:p>
            <text:p text:style-name="P17"><text:span text:style-name="T75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6" presentation:class="page"/>
          <draw:frame presentation:style-name="pr4" draw:text-style-name="P3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utres : programmation par contrats</text:p>
          </draw:text-box>
        </draw:frame>
        <draw:frame presentation:style-name="pr13" draw:text-style-name="P34" draw:layer="layout" svg:width="24.751cm" svg:height="2.178cm" svg:x="3.726cm" svg:y="4.237cm" presentation:class="outline" presentation:user-transformed="true">
          <draw:text-box>
            <text:p text:style-name="P4"><text:span text:style-name="T6"/></text:p>
            <text:p text:style-name="P4"/>
          </draw:text-box>
        </draw:frame>
        <draw:frame draw:style-name="gr58" draw:text-style-name="P35" draw:layer="layout" svg:width="11.158cm" svg:height="10.342cm" svg:x="2.56cm" svg:y="4.353cm">
          <draw:text-box>
            <text:p text:style-name="P1"><text:span text:style-name="T74">class</text:span><text:span text:style-name="T82"> StringTool</text:span></text:p>
            <text:p text:style-name="P1"><text:span text:style-name="T82">{</text:span></text:p>
            <text:p text:style-name="P1"><text:span text:style-name="T74"><text:s text:c="2"/></text:span><text:span text:style-name="T74">reference</text:span><text:span text:style-name="T82"> stringTable : Collection&lt;String&gt;</text:span></text:p>
            <text:p text:style-name="P1"><text:span text:style-name="T82"><text:tab/></text:span></text:p>
            <text:p text:style-name="P1"><text:span text:style-name="T78"><text:s text:c="2"/></text:span><text:span text:style-name="T83">// an invariant constraint</text:span></text:p>
            <text:p text:style-name="P1"><text:span text:style-name="T74"><text:s text:c="2"/></text:span><text:span text:style-name="T76">inv</text:span><text:span text:style-name="T82"> noVoidTable </text:span><text:span text:style-name="T74">is</text:span></text:p>
            <text:p text:style-name="P1"><text:span text:style-name="T74"><text:s text:c="4"/></text:span><text:span text:style-name="T74">do</text:span><text:span text:style-name="T82"> stringTable != </text:span><text:span text:style-name="T74">void</text:span><text:span text:style-name="T82"> </text:span><text:span text:style-name="T74">end</text:span></text:p>
            <text:p text:style-name="P1"><text:span text:style-name="T82"><text:tab/></text:span></text:p>
            <text:p text:style-name="P1"><text:span text:style-name="T84"><text:s text:c="2"/></text:span><text:span text:style-name="T85">// an operation with contracts</text:span></text:p>
            <text:p text:style-name="P1"><text:span text:style-name="T74"><text:s text:c="2"/></text:span><text:span text:style-name="T74">operation</text:span><text:span text:style-name="T82"> concatenate(first : String,</text:span></text:p>
            <text:p text:style-name="P1"><text:span text:style-name="T82"><text:s text:c="14"/></text:span><text:span text:style-name="T82">second : String) : String</text:span></text:p>
            <text:p text:style-name="P1"><text:span text:style-name="T74"><text:s text:c="4"/></text:span><text:span text:style-name="T76">pre</text:span><text:span text:style-name="T82"> noVoidInput </text:span><text:span text:style-name="T74">is</text:span></text:p>
            <text:p text:style-name="P1"><text:span text:style-name="T74"><text:s text:c="6"/></text:span><text:span text:style-name="T74">do</text:span><text:span text:style-name="T82"> first != </text:span><text:span text:style-name="T74">void</text:span><text:span text:style-name="T82"> </text:span><text:span text:style-name="T74">and</text:span><text:span text:style-name="T82"> second != </text:span><text:span text:style-name="T74">void</text:span><text:span text:style-name="T82"> </text:span><text:span text:style-name="T74">end</text:span></text:p>
            <text:p text:style-name="P1"><text:span text:style-name="T82"><text:tab/></text:span><text:span text:style-name="T82"> <text:s text:c="3"/></text:span></text:p>
            <text:p text:style-name="P1"><text:span text:style-name="T74"><text:s text:c="4"/></text:span><text:span text:style-name="T76">post</text:span><text:span text:style-name="T82"> noVoidOutput </text:span><text:span text:style-name="T74">is</text:span></text:p>
            <text:p text:style-name="P1"><text:span text:style-name="T74"><text:s text:c="6"/></text:span><text:span text:style-name="T74">do</text:span><text:span text:style-name="T82"> </text:span><text:span text:style-name="T74">result</text:span><text:span text:style-name="T82"> != </text:span><text:span text:style-name="T74">void</text:span><text:span text:style-name="T82"> </text:span><text:span text:style-name="T74">end</text:span></text:p>
            <text:p text:style-name="P1"><text:span text:style-name="T74"/></text:p>
            <text:p text:style-name="P1"><text:span text:style-name="T78"><text:s text:c="4"/></text:span><text:span text:style-name="T86">// operation body</text:span></text:p>
            <text:p text:style-name="P1"><text:span text:style-name="T74"><text:s text:c="4"/></text:span><text:span text:style-name="T74">is do</text:span></text:p>
            <text:p text:style-name="P1"><text:span text:style-name="T74"><text:s text:c="6"/></text:span><text:span text:style-name="T74">result</text:span><text:span text:style-name="T82"> := first</text:span></text:p>
            <text:p text:style-name="P1"><text:span text:style-name="T74"><text:s text:c="6"/></text:span><text:span text:style-name="T74">result</text:span><text:span text:style-name="T82">.append(second)</text:span></text:p>
            <text:p text:style-name="P1"><text:span text:style-name="T74"><text:s text:c="4"/></text:span><text:span text:style-name="T74">end</text:span></text:p>
            <text:p text:style-name="P1"><text:span text:style-name="T82">}</text:span></text:p>
          </draw:text-box>
        </draw:frame>
        <draw:frame presentation:style-name="pr9" draw:text-style-name="P14" draw:layer="layout" svg:width="3.017cm" svg:height="0.683cm" svg:x="2.806cm" svg:y="3.402cm">
          <draw:text-box>
            <text:p text:style-name="P4"><text:span text:style-name="T6">Syntax</text:span></text:p>
          </draw:text-box>
        </draw:frame>
        <draw:frame presentation:style-name="pr14" draw:text-style-name="P5" draw:layer="layout" svg:width="11.559cm" svg:height="0.683cm" svg:x="15.676cm" svg:y="3.515cm">
          <draw:text-box>
            <text:p text:style-name="P4"><text:span text:style-name="T6">Program which verify contracts</text:span></text:p>
          </draw:text-box>
        </draw:frame>
        <draw:frame draw:style-name="gr59" draw:text-style-name="P35" draw:layer="layout" svg:width="12.842cm" svg:height="11.577cm" svg:x="15.695cm" svg:y="4.306cm">
          <draw:text-box>
            <text:p text:style-name="P1"><text:span text:style-name="T74">class</text:span><text:span text:style-name="T82"> MyClass</text:span></text:p>
            <text:p text:style-name="P1"><text:span text:style-name="T82">{</text:span></text:p>
            <text:p text:style-name="P1"><text:span text:style-name="T74"><text:s text:c="2"/></text:span><text:span text:style-name="T74">operation</text:span><text:span text:style-name="T82"> main() : </text:span><text:span text:style-name="T74">Void</text:span><text:span text:style-name="T82"> </text:span><text:span text:style-name="T74">is</text:span><text:span text:style-name="T82"> </text:span><text:span text:style-name="T74">do</text:span><text:span text:style-name="T82"> </text:span></text:p>
            <text:p text:style-name="P1"><text:span text:style-name="T84"><text:s text:c="4"/></text:span><text:span text:style-name="T85">// new tool : its stringTable must be initialized</text:span></text:p>
            <text:p text:style-name="P1"><text:span text:style-name="T74"><text:s text:c="4"/></text:span><text:span text:style-name="T74">var</text:span><text:span text:style-name="T82"> st1 : StringTool </text:span><text:span text:style-name="T74">init</text:span><text:span text:style-name="T82"> StringTool.new</text:span></text:p>
            <text:p text:style-name="P1"><text:span text:style-name="T74"><text:s text:c="4"/></text:span><text:span text:style-name="T82">st1.stringTable := Set&lt;String&gt;.new</text:span></text:p>
            <text:p text:style-name="P1"><text:span text:style-name="T74"><text:s text:c="4"/></text:span><text:span text:style-name="T74">var</text:span><text:span text:style-name="T82"> s1 : String</text:span></text:p>
            <text:p text:style-name="P1"><text:span text:style-name="T74"><text:s text:c="4"/></text:span><text:span text:style-name="T74">var</text:span><text:span text:style-name="T82"> s2 : String</text:span></text:p>
            <text:p text:style-name="P1"><text:span text:style-name="T82"/></text:p>
            <text:p text:style-name="P1"><text:span text:style-name="T74"><text:s text:c="4"/></text:span><text:span text:style-name="T74">do</text:span><text:span text:style-name="T82"> </text:span></text:p>
            <text:p text:style-name="P1"><text:span text:style-name="T78"><text:s text:c="6"/></text:span><text:span text:style-name="T83">// void strings should raise exception</text:span></text:p>
            <text:p text:style-name="P1"><text:span text:style-name="T74"><text:s text:c="6"/></text:span><text:span text:style-name="T82">st1.concatenate(s1, s2)</text:span></text:p>
            <text:p text:style-name="P1"><text:span text:style-name="T74"><text:s text:c="4"/></text:span><text:span text:style-name="T74">rescue</text:span><text:span text:style-name="T82"> (err : ConstraintViolatedPre)</text:span></text:p>
            <text:p text:style-name="P1"><text:span text:style-name="T87"><text:s text:c="6"/></text:span><text:span text:style-name="T88">stdio.writeln(</text:span><text:span text:style-name="T77">"expected err "</text:span><text:span text:style-name="T82"> + err.toString)</text:span></text:p>
            <text:p text:style-name="P1"><text:span text:style-name="T74"><text:s text:c="4"/></text:span><text:span text:style-name="T89">end</text:span></text:p>
            <text:p text:style-name="P1"><text:span text:style-name="T89"/></text:p>
            <text:p text:style-name="P1"><text:span text:style-name="T74"><text:s text:c="4"/></text:span><text:span text:style-name="T89">do</text:span></text:p>
            <text:p text:style-name="P1"><text:span text:style-name="T78"><text:s text:c="6"/></text:span><text:span text:style-name="T83">// new tool without table</text:span></text:p>
            <text:p text:style-name="P1"><text:span text:style-name="T74"><text:s text:c="6"/></text:span><text:span text:style-name="T74">var</text:span><text:span text:style-name="T82"> st2 : StringTool </text:span><text:span text:style-name="T74">init</text:span><text:span text:style-name="T82"> StringTool.new</text:span></text:p>
            <text:p text:style-name="P1"><text:span text:style-name="T74"><text:s text:c="6"/></text:span><text:span text:style-name="T82">st2.checkInvariants</text:span></text:p>
            <text:p text:style-name="P1"><text:span text:style-name="T74"><text:s text:c="4"/></text:span><text:span text:style-name="T74">rescue</text:span><text:span text:style-name="T82"> (err : ConstraintViolatedInv)</text:span></text:p>
            <text:p text:style-name="P1"><text:span text:style-name="T87"><text:s text:c="6"/></text:span><text:span text:style-name="T88">stdio.writeln(</text:span><text:span text:style-name="T77">"expected err "</text:span><text:span text:style-name="T82"> + err.toString)</text:span></text:p>
            <text:p text:style-name="P1"><text:span text:style-name="T74"><text:s text:c="4"/></text:span><text:span text:style-name="T89">end</text:span></text:p>
            <text:p text:style-name="P1"><text:span text:style-name="T74"><text:s text:c="2"/></text:span><text:span text:style-name="T89">end</text:span></text:p>
            <text:p text:style-name="P1"><text:span text:style-name="T82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7" presentation:class="page"/>
          <draw:frame presentation:style-name="pr4" draw:text-style-name="P33" draw:layer="layout" svg:width="13.569cm" svg:height="12.292cm" svg:x="2.468cm" svg:y="12.973cm" presentation:class="notes">
            <draw:text-box>
              <text:p text:style-name="P1"><text:span text:style-name="T90">Attention :</text:span></text:p>
              <text:p text:style-name="P1"><text:span text:style-name="T90"><text:s text:c="3"/></text:span><text:span text:style-name="T90">pre et post conditions doivent être déclarées avant le corps de la méthode (avant son « is »).</text:span></text:p>
            </draw:text-box>
          </draw:frame>
        </presentation:notes>
      </draw:page>
      <draw:page draw:name="page8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 presentation:user-transformed="true">
          <draw:text-box>
            <text:p text:style-name="P1">Other functionalities</text:p>
          </draw:text-box>
        </draw:frame>
        <draw:frame presentation:style-name="pr15" draw:text-style-name="P4" draw:layer="layout" svg:width="20.92cm" svg:height="4.215cm" svg:x="2.408cm" svg:y="2.946cm" presentation:class="outline" presentation:user-transformed="true">
          <draw:text-box>
            <text:list text:style-name="L3">
              <text:list-item>
                <text:p text:style-name="P1"><text:span text:style-name="T6">Dynamic expressions</text:span></text:p>
              </text:list-item>
            </text:list>
            <text:p text:style-name="P13"><text:span text:style-name="T91">Code passed as parameter is interpreted on the fly</text:span></text:p>
            <text:list text:continue-numbering="true" text:style-name="L3">
              <text:list-item>
                <text:p text:style-name="P1"><text:span text:style-name="T6">Gateway to Java</text:span></text:p>
              </text:list-item>
            </text:list>
            <text:p text:style-name="P13"><text:span text:style-name="T91">Call Java types and functions</text:span></text:p>
          </draw:text-box>
        </draw:frame>
        <draw:frame draw:style-name="gr60" draw:text-style-name="P36" draw:layer="layout" svg:width="20.583cm" svg:height="5.166cm" svg:x="5.108cm" svg:y="6.115cm">
          <draw:text-box>
            <text:p text:style-name="P17"><text:span text:style-name="T92">/** An implementation of a StdIO class in Kermeta using existing Java standard input/output */</text:span></text:p>
            <text:p text:style-name="P17"><text:span text:style-name="T93">class</text:span><text:span text:style-name="T94"> StdIO {</text:span></text:p>
            <text:p text:style-name="P17"><text:span text:style-name="T94"><text:s text:c="4"/></text:span><text:span text:style-name="T92">/** write the object to standard output */</text:span><text:span text:style-name="T94"> </text:span></text:p>
            <text:p text:style-name="P17"><text:span text:style-name="T94"><text:s text:c="4"/></text:span><text:span text:style-name="T93">operation</text:span><text:span text:style-name="T94"> write(object : Object) : </text:span><text:span text:style-name="T95">Void</text:span><text:span text:style-name="T94"> </text:span><text:span text:style-name="T93">is</text:span><text:span text:style-name="T94"> </text:span><text:span text:style-name="T93">do</text:span></text:p>
            <text:p text:style-name="P17"><text:span text:style-name="T94"><text:s text:c="8"/></text:span><text:span text:style-name="T96">result</text:span><text:span text:style-name="T94"> ?= </text:span><text:span text:style-name="T97">extern</text:span><text:span text:style-name="T94"> fr::irisa::triskell::kermeta::runtime::basetypes::StdIO.write(object)</text:span></text:p>
            <text:p text:style-name="P17"><text:span text:style-name="T94"><text:s text:c="4"/></text:span><text:span text:style-name="T93">end</text:span></text:p>
            <text:p text:style-name="P17"><text:span text:style-name="T94"><text:s text:c="4"/></text:span><text:span text:style-name="T92">/** read an object from standard input */</text:span><text:span text:style-name="T94"> </text:span></text:p>
            <text:p text:style-name="P17"><text:span text:style-name="T94"><text:s text:c="4"/></text:span><text:span text:style-name="T93">operation</text:span><text:span text:style-name="T94"> read(prompt : String) : String </text:span><text:span text:style-name="T93">is</text:span><text:span text:style-name="T94"> </text:span><text:span text:style-name="T93">do</text:span></text:p>
            <text:p text:style-name="P17"><text:span text:style-name="T94"><text:s text:c="8"/></text:span><text:span text:style-name="T96">result</text:span><text:span text:style-name="T94"> ?= </text:span><text:span text:style-name="T97">extern</text:span><text:span text:style-name="T94"> fr::irisa::triskell::kermeta::runtime::basetypes::StdIO.read(prompt)</text:span></text:p>
            <text:p text:style-name="P17"><text:span text:style-name="T94"><text:s text:c="4"/></text:span><text:span text:style-name="T93">end</text:span></text:p>
            <text:p text:style-name="P17"><text:span text:style-name="T94">}</text:span></text:p>
          </draw:text-box>
        </draw:frame>
        <draw:frame draw:style-name="gr61" draw:text-style-name="P34" draw:layer="layout" svg:width="18.48cm" svg:height="5.33cm" svg:x="2.408cm" svg:y="14.75cm">
          <draw:text-box>
            <text:list text:style-name="L3">
              <text:list-item>
                <text:list>
                  <text:list-item>
                    <text:p text:style-name="P1"><text:span text:style-name="T6">Lambda expressions</text:span></text:p>
                  </text:list-item>
                </text:list>
              </text:list-item>
            </text:list>
            <text:p text:style-name="P37"><text:span text:style-name="T27">Create your own functions</text:span></text:p>
            <text:list text:continue-numbering="true" text:style-name="L3">
              <text:list-item>
                <text:list>
                  <text:list-item>
                    <text:p text:style-name="P1"><text:span text:style-name="T6">Functionalities under development</text:span></text:p>
                    <text:list>
                      <text:list-item>
                        <text:p text:style-name="P1"><text:span text:style-name="T27">“</text:span><text:span text:style-name="T27">Model” type</text:span></text:p>
                      </text:list-item>
                      <text:list-item>
                        <text:p text:style-name="P1"><text:span text:style-name="T27">Require OCL rules file</text:span></text:p>
                      </text:list-item>
                    </text:list>
                  </text:list-item>
                </text:list>
              </text:list-item>
            </text:list>
            <text:p text:style-name="P37">...</text:p>
          </draw:text-box>
        </draw:frame>
        <draw:frame draw:style-name="gr62" draw:text-style-name="P31" draw:layer="layout" svg:width="18.086cm" svg:height="3.262cm" svg:x="5.108cm" svg:y="11.534cm">
          <draw:text-box>
            <text:p text:style-name="P17"><text:span text:style-name="T98">/**</text:span><text:span text:style-name="T75"> </text:span><text:span text:style-name="T98">Java Implementation</text:span><text:span text:style-name="T75"> </text:span><text:span text:style-name="T98">of</text:span><text:span text:style-name="T75"> </text:span><text:span text:style-name="T98">wrapper called from kermeta</text:span><text:span text:style-name="T75"> </text:span><text:span text:style-name="T98">*/</text:span></text:p>
            <text:p text:style-name="P17"><text:span text:style-name="T99">public</text:span><text:span text:style-name="T75"> </text:span><text:span text:style-name="T99">class</text:span><text:span text:style-name="T75"> StdIO{ </text:span></text:p>
            <text:p text:style-name="P17"><text:span text:style-name="T100">// ..... //</text:span></text:p>
            <text:p text:style-name="P17"><text:span text:style-name="T75"><text:s text:c="2"/></text:span><text:span text:style-name="T100">// Implementation of method read(prompt : String) </text:span></text:p>
            <text:p text:style-name="P17"><text:span text:style-name="T75"><text:s text:c="2"/></text:span><text:span text:style-name="T99">public</text:span><text:span text:style-name="T75"> </text:span><text:span text:style-name="T99">static</text:span><text:span text:style-name="T75"> RuntimeObject read(RuntimeObject prompt) {</text:span></text:p>
            <text:p text:style-name="P17"><text:span text:style-name="T75"><text:s text:c="5"/></text:span><text:span text:style-name="T75">java.lang.String input = </text:span><text:span text:style-name="T99">null</text:span><text:span text:style-name="T75">;</text:span></text:p>
            <text:p text:style-name="P17"><text:span text:style-name="T75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8" presentation:class="page"/>
          <draw:frame presentation:style-name="pr4" draw:text-style-name="P1" draw:layer="layout" svg:width="13.569cm" svg:height="12.292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Bitstream Vera Sans'" style:font-pitch-asian="variable" style:font-size-asian="24pt" style:language-asian="fr" style:country-asian="FR" style:font-family-complex="'Luxi Sans'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align="inside" draw:measure-vertical-align="center" draw:parallel="true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OpenEmbeDD_5f_presentation_5f_template-background" style:display-name="OpenEmbeDD_presentation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penEmbeDD_5f_presentation_5f_template-backgroundobjects" style:display-name="OpenEmbeDD_presentation_template-backgroundobjects" style:family="presentation">
      <style:graphic-properties draw:shadow="hidden" draw:shadow-offset-x="0.3cm" draw:shadow-offset-y="0.3cm" draw:shadow-color="#808080">
        <text:list-style style:name="OpenEmbeDD_5f_presentation_5f_template-backgroundobjects" style:display-name="OpenEmbeDD_presentation_templat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EmbeDD_5f_presentation_5f_template-notes" style:display-name="OpenEmbeDD_presentation_template-notes" style:family="presentation">
      <style:graphic-properties draw:stroke="none" draw:fill="none">
        <text:list-style style:name="OpenEmbeDD_5f_presentation_5f_template-notes" style:display-name="OpenEmbeDD_presentation_template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font-family-asian="'Luxi Sans'" style:font-pitch-asian="variable" style:font-size-asian="10pt" style:font-style-asian="normal" style:font-weight-asian="normal" style:font-family-complex="'Luxi Sans'" style:font-pitch-complex="variable" style:font-size-complex="10pt" style:font-style-complex="normal" style:font-weight-complex="normal" style:text-emphasize="none" style:font-relief="none"/>
    </style:style>
    <style:style style:name="OpenEmbeDD_5f_presentation_5f_template-outline1" style:display-name="OpenEmbeDD_presentation_template-outline1" style:family="presentation">
      <style:graphic-properties draw:stroke="none" draw:fill="none">
        <text:list-style style:name="OpenEmbeDD_5f_presentation_5f_template-outline1" style:display-name="OpenEmbeDD_presentation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6b2394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6b23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b239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b2394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outline2" style:display-name="OpenEmbeDD_presentation_template-outline2" style:family="presentation" style:parent-style-name="OpenEmbeDD_5f_presentation_5f_template-outline1">
      <style:paragraph-properties fo:margin-left="2.063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OpenEmbeDD_5f_presentation_5f_template-outline3" style:display-name="OpenEmbeDD_presentation_template-outline3" style:family="presentation" style:parent-style-name="OpenEmbeDD_5f_presentation_5f_template-outline2">
      <style:paragraph-properties fo:margin-left="3.17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EmbeDD_5f_presentation_5f_template-outline4" style:display-name="OpenEmbeDD_presentation_template-outline4" style:family="presentation" style:parent-style-name="OpenEmbeDD_5f_presentation_5f_template-outline3">
      <style:paragraph-properties fo:margin-left="4.445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EmbeDD_5f_presentation_5f_template-outline5" style:display-name="OpenEmbeDD_presentation_template-outline5" style:family="presentation" style:parent-style-name="OpenEmbeDD_5f_presentation_5f_template-outline4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6" style:display-name="OpenEmbeDD_presentation_template-outline6" style:family="presentation" style:parent-style-name="OpenEmbeDD_5f_presentation_5f_template-outline5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7" style:display-name="OpenEmbeDD_presentation_template-outline7" style:family="presentation" style:parent-style-name="OpenEmbeDD_5f_presentation_5f_template-outline6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8" style:display-name="OpenEmbeDD_presentation_template-outline8" style:family="presentation" style:parent-style-name="OpenEmbeDD_5f_presentation_5f_template-outline7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9" style:display-name="OpenEmbeDD_presentation_template-outline9" style:family="presentation" style:parent-style-name="OpenEmbeDD_5f_presentation_5f_template-outline8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subtitle" style:display-name="OpenEmbeDD_presentation_template-subtitle" style:family="presentation">
      <style:graphic-properties draw:stroke="none" draw:fill="none" draw:textarea-vertical-align="middle">
        <text:list-style style:name="OpenEmbeDD_5f_presentation_5f_template-subtitle" style:display-name="OpenEmbeDD_presentation_template-subtitle">
          <text:list-level-style-bullet text:level="1" text:bullet-char="•">
            <style:list-level-properties/>
            <style:text-properties fo:font-family="Verdana" style:font-family-generic="swiss" style:font-pitch="variable" fo:color="#3333cc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333cc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33cc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333cc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title" style:display-name="OpenEmbeDD_presentation_template-title" style:family="presentation">
      <style:graphic-properties draw:stroke="none" draw:fill="none" draw:textarea-vertical-align="middle">
        <text:list-style style:name="OpenEmbeDD_5f_presentation_5f_template-title" style:display-name="OpenEmbeDD_presentation_template-title">
          <text:list-level-style-bullet text:level="1" text:bullet-char="•">
            <style:list-level-properties/>
            <style:text-properties fo:font-family="Verdana" style:font-family-generic="swiss" style:font-pitch="variable" fo:color="#cc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OpenEmbeDD_5f_presentation_5f_template-title">
      <style:graphic-properties draw:stroke="none" draw:fill="none" draw:fill-color="#00cc99" draw:textarea-horizontal-align="justify" draw:textarea-vertical-align="middle" draw:auto-grow-height="false" draw:auto-grow-width="false" fo:min-height="1.90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OpenEmbeDD_5f_presentation_5f_template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99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OpenEmbeDD_5f_presentation_5f_template-backgroundobjects" style:list-style-name="ML4">
      <style:graphic-properties draw:stroke="none" draw:fill="none" draw:fill-color="#00cc99" draw:textarea-horizontal-align="left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OpenEmbeDD_5f_presentation_5f_template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85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OpenEmbeDD_5f_presentation_5f_template-backgroundobjects" style:list-style-name="ML4">
      <style:graphic-properties draw:stroke="none" draw:fill="none" draw:fill-color="#00cc99" draw:textarea-horizontal-align="right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OpenEmbeDD_5f_presentation_5f_template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OpenEmbeDD_5f_presentation_5f_template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OpenEmbeDD_5f_presentation_5f_template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penEmbeDD_5f_presentation_5f_template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font-size="14pt" style:font-size-asian="14pt" style:font-size-complex="14pt"/>
    </style:style>
    <style:style style:name="MP8" style:family="paragraph">
      <style:paragraph-properties text:enable-numbering="false" fo:margin-left="0cm" fo:margin-right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P10" style:family="paragraph">
      <style:paragraph-properties text:enable-numbering="false"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line-height="100%" fo:text-align="end" fo:text-indent="0cm" style:writing-mode="lr-tb"/>
      <style:text-properties fo:font-size="14pt" style:font-size-asian="14pt" style:font-size-complex="14pt"/>
    </style:style>
    <style:style style:name="MP12" style:family="paragraph">
      <style:paragraph-properties text:enable-numbering="false" fo:margin-left="0cm" fo:margin-right="0cm" fo:line-height="100%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3366" fo:font-family="Verdana" style:font-family-generic="swiss" style:font-pitch="variable" fo:font-size="8pt" fo:font-weight="bold" style:font-size-asian="8pt" style:font-size-complex="8pt"/>
    </style:style>
    <style:style style:name="MT3" style:family="text">
      <style:text-properties fo:color="#993366" fo:font-family="Verdana" style:font-family-generic="swiss" style:font-pitch="variable" fo:font-size="10pt" fo:font-weight="bold" style:font-size-asian="10pt" style:font-size-complex="10pt"/>
    </style:style>
    <style:style style:name="MT4" style:family="text">
      <style:text-properties fo:font-family="Verdana" style:font-family-generic="swiss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Verdana" style:font-family-generic="swiss" style:font-pitch="variable" fo:color="#9933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032cm" svg:height="1.36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32cm" svg:height="1.364cm" svg:x="10.4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32cm" svg:height="1.364cm" svg:x="0cm" svg:y="25.94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32cm" svg:height="1.364cm" svg:x="10.477cm" svg:y="25.94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12.166cm" svg:height="8.602cm" svg:x="3.171cm" svg:y="3.823cm" draw:page-number="1"/>
      <draw:page-thumbnail draw:layer="backgroundobjects" svg:width="12.166cm" svg:height="8.602cm" svg:x="3.171cm" svg:y="14.884cm"/>
    </style:handout-master>
    <style:master-page style:name="OpenEmbeDD_5f_presentation_5f_template" style:display-name="OpenEmbeDD_presentation_template" style:page-layout-name="PM1" draw:style-name="Mdp1">
      <draw:frame draw:style-name="Mgr3" draw:text-style-name="MP3" draw:layer="backgroundobjects" svg:width="0.797cm" svg:height="18.999cm" svg:x="1.436cm" svg:y="1cm">
        <draw:image xlink:href="Pictures/10000000000000640000030038568CBC.png" xlink:type="simple" xlink:show="embed" xlink:actuate="onLoad">
          <text:p/>
        </draw:image>
      </draw:frame>
      <draw:frame draw:style-name="Mgr3" draw:text-style-name="MP3" draw:layer="backgroundobjects" svg:width="23.655cm" svg:height="0.898cm" svg:x="1.021cm" svg:y="1.997cm">
        <draw:image xlink:href="Pictures/1000000000000400000000643D44A6AD.png" xlink:type="simple" xlink:show="embed" xlink:actuate="onLoad">
          <text:p/>
        </draw:image>
      </draw:frame>
      <draw:frame presentation:style-name="Mpr1" draw:text-style-name="MP5" draw:layer="backgroundobjects" svg:width="23.595cm" svg:height="0.954cm" svg:x="1cm" svg:y="1.843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4.751cm" svg:height="13.96cm" svg:x="3.726cm" svg:y="4.237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 text:style-name="MP4">Troisième niveau de plan</text:p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3.048cm" svg:height="0.551cm" svg:x="7.766cm" svg:y="19.027cm" presentation:class="date-time">
        <draw:text-box>
          <text:p text:style-name="MP7"><text:span text:style-name="MT2">Octobre 2008</text:span></text:p>
        </draw:text-box>
      </draw:frame>
      <draw:frame presentation:style-name="Mpr4" draw:text-style-name="MP10" draw:layer="backgroundobjects" svg:width="15.813cm" svg:height="0.543cm" svg:x="10.869cm" svg:y="19.052cm" presentation:class="footer">
        <draw:text-box>
          <text:p text:style-name="MP9"><text:span text:style-name="MT3">Formation Kermeta</text:span></text:p>
        </draw:text-box>
      </draw:frame>
      <draw:frame presentation:style-name="Mpr5" draw:text-style-name="MP12" draw:layer="backgroundobjects" svg:width="1.739cm" svg:height="0.501cm" svg:x="26.627cm" svg:y="19.077cm" presentation:class="page-number">
        <draw:text-box>
          <text:p text:style-name="MP11"><text:span text:style-name="MT3"><text:page-number>5</text:page-number></text:span></text:p>
        </draw:text-box>
      </draw:frame>
      <draw:frame draw:style-name="Mgr4" draw:text-style-name="MP13" draw:layer="backgroundobjects" svg:width="10.459cm" svg:height="0.752cm" svg:x="17.211cm" svg:y="1.167cm">
        <draw:image xlink:href="Pictures/100000000000046D00000059C7F23A4B.png" xlink:type="simple" xlink:show="embed" xlink:actuate="onLoad">
          <text:p/>
        </draw:image>
      </draw:frame>
      <draw:frame draw:style-name="Mgr3" draw:text-style-name="MP3" draw:layer="backgroundobjects" svg:width="3.49cm" svg:height="1.516cm" svg:x="24.832cm" svg:y="1.811cm">
        <draw:image xlink:href="Pictures/10000201000000CC00000061BEB865FB.png" xlink:type="simple" xlink:show="embed" xlink:actuate="onLoad">
          <text:p/>
        </draw:image>
      </draw:frame>
      <draw:frame draw:style-name="Mgr4" draw:text-style-name="MP13" draw:layer="backgroundobjects" svg:width="1.698cm" svg:height="0.642cm" svg:x="5.99cm" svg:y="1.319cm">
        <draw:image xlink:href="Pictures/10000000000000500000002203804915.png" xlink:type="simple" xlink:show="embed" xlink:actuate="onLoad">
          <text:p/>
        </draw:image>
      </draw:frame>
      <draw:frame draw:style-name="Mgr4" draw:text-style-name="MP13" draw:layer="backgroundobjects" svg:width="1.901cm" svg:height="0.688cm" svg:x="4.006cm" svg:y="1.309cm">
        <draw:image xlink:href="Pictures/10000000000001350000007E04105C45.jpg" xlink:type="simple" xlink:show="embed" xlink:actuate="onLoad">
          <text:p/>
        </draw:image>
      </draw:frame>
      <presentation:notes style:page-layout-name="PM0">
        <draw:rect draw:style-name="Mgr5" draw:text-style-name="MP3" draw:layer="backgroundobjects" svg:width="18.51cm" svg:height="27.31cm" svg:x="0cm" svg:y="0cm">
          <text:p/>
        </draw:rect>
        <draw:frame presentation:style-name="Mpr6" draw:text-style-name="MP8" draw:layer="backgroundobjects" svg:width="8.021cm" svg:height="1.368cm" svg:x="-0.001cm" svg:y="-0.001cm" presentation:class="header">
          <draw:text-box>
            <text:p text:style-name="MP7"><text:span text:style-name="MT4"><presentation:header/></text:span></text:p>
          </draw:text-box>
        </draw:frame>
        <draw:frame presentation:style-name="Mpr7" draw:text-style-name="MP12" draw:layer="backgroundobjects" svg:width="8.022cm" svg:height="1.368cm" svg:x="10.486cm" svg:y="-0.001cm" presentation:class="date-time">
          <draw:text-box>
            <text:p text:style-name="MP11"><text:span text:style-name="MT4"><presentation:date-time/></text:span></text:p>
          </draw:text-box>
        </draw:frame>
        <draw:page-thumbnail presentation:style-name="OpenEmbeDD_5f_presentation_5f_template-title" draw:layer="backgroundobjects" svg:width="13.652cm" svg:height="10.24cm" svg:x="2.43cm" svg:y="2.05cm" presentation:class="page"/>
        <draw:frame presentation:style-name="OpenEmbeDD_5f_presentation_5f_template-notes" draw:layer="backgroundobjects" svg:width="13.569cm" svg:height="12.291cm" svg:x="2.468cm" svg:y="12.973cm" presentation:class="notes" presentation:placeholder="true">
          <draw:text-box/>
        </draw:frame>
        <draw:frame presentation:style-name="Mpr8" draw:text-style-name="MP8" draw:layer="backgroundobjects" svg:width="8.021cm" svg:height="1.368cm" svg:x="-0.001cm" svg:y="25.945cm" presentation:class="footer">
          <draw:text-box>
            <text:p text:style-name="MP7"><text:span text:style-name="MT4"><presentation:footer/></text:span></text:p>
          </draw:text-box>
        </draw:frame>
        <draw:frame presentation:style-name="Mpr9" draw:text-style-name="MP12" draw:layer="backgroundobjects" svg:width="8.022cm" svg:height="1.368cm" svg:x="10.486cm" svg:y="25.945cm" presentation:class="page-number">
          <draw:text-box>
            <text:p text:style-name="MP11"><text:span text:style-name="MT4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07-01-03T10:30:04</meta:creation-date>
    <dc:date>2009-09-24T17:10:49.59</dc:date>
    <meta:printed-by>Vincent MAHÉ</meta:printed-by>
    <meta:print-date>2008-10-20T15:11:11</meta:print-date>
    <dc:language>fr-FR</dc:language>
    <meta:editing-cycles>235</meta:editing-cycles>
    <meta:editing-duration>PT214H36M14S</meta:editing-duration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